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16.46mm"/>
    </style:style>
    <style:style style:name="co3" style:family="table-column">
      <style:table-column-properties fo:break-before="auto" style:column-width="18.73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3"/>
  </office:automatic-styles>
  <office:body>
    <office:spreadsheet>
      <table:table table:name="levellut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level</text:p>
          </table:table-cell>
          <table:table-cell table:style-name="Default" office:value-type="string" calcext:value-type="string">
            <text:p>zeroten1</text:p>
          </table:table-cell>
          <table:table-cell office:value-type="string" calcext:value-type="string">
            <text:p>zeroten2</text:p>
          </table:table-cell>
          <table:table-cell table:style-name="Default" office:value-type="string" calcext:value-type="string">
            <text:p>dali1</text:p>
          </table:table-cell>
          <table:table-cell office:value-type="string" calcext:value-type="string">
            <text:p>dali2</text:p>
          </table:table-cell>
          <table:table-cell office:value-type="string" calcext:value-type="string">
            <text:p>dali3</text:p>
          </table:table-cell>
          <table:table-cell office:value-type="string" calcext:value-type="string">
            <text:p>dali4</text:p>
          </table:table-cell>
          <table:table-cell office:value-type="string" calcext:value-type="string">
            <text:p>espnow</text:p>
          </table:table-cell>
          <table:table-cell office:value-type="string" calcext:value-type="string">
            <text:p>relay1</text:p>
          </table:table-cell>
          <table:table-cell office:value-type="string" calcext:value-type="string">
            <text:p>rela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G$11:.$G$20];[Sheet2.$H$11:.$H$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ASTROS.MONTEZUMA.CALCTOOLS.CALCFUNCTIONS.PYTHON.INTERPOLATIONIMPL.INTERPO([levelluts.A2];[Sheet2.$D$11:.$D$18];[Sheet2.$E$11:.$E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G$11:.$G$20];[Sheet2.$H$11:.$H$2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STROS.MONTEZUMA.CALCTOOLS.CALCFUNCTIONS.PYTHON.INTERPOLATIONIMPL.INTERPO([levelluts.A3];[Sheet2.$D$11:.$D$18];[Sheet2.$E$11:.$E$18])" office:value-type="float" office:value="1.3804347826087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G$11:.$G$20];[Sheet2.$H$11:.$H$2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STROS.MONTEZUMA.CALCTOOLS.CALCFUNCTIONS.PYTHON.INTERPOLATIONIMPL.INTERPO([levelluts.A4];[Sheet2.$D$11:.$D$18];[Sheet2.$E$11:.$E$18])" office:value-type="float" office:value="2.76086956521739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G$11:.$G$20];[Sheet2.$H$11:.$H$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STROS.MONTEZUMA.CALCTOOLS.CALCFUNCTIONS.PYTHON.INTERPOLATIONIMPL.INTERPO([levelluts.A5];[Sheet2.$D$11:.$D$18];[Sheet2.$E$11:.$E$18])" office:value-type="float" office:value="4.14130434782609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G$11:.$G$20];[Sheet2.$H$11:.$H$2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STROS.MONTEZUMA.CALCTOOLS.CALCFUNCTIONS.PYTHON.INTERPOLATIONIMPL.INTERPO([levelluts.A6];[Sheet2.$D$11:.$D$18];[Sheet2.$E$11:.$E$18])" office:value-type="float" office:value="5.52173913043478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G$11:.$G$20];[Sheet2.$H$11:.$H$20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STROS.MONTEZUMA.CALCTOOLS.CALCFUNCTIONS.PYTHON.INTERPOLATIONIMPL.INTERPO([levelluts.A7];[Sheet2.$D$11:.$D$18];[Sheet2.$E$11:.$E$18])" office:value-type="float" office:value="6.90217391304348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G$11:.$G$20];[Sheet2.$H$11:.$H$20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STROS.MONTEZUMA.CALCTOOLS.CALCFUNCTIONS.PYTHON.INTERPOLATIONIMPL.INTERPO([levelluts.A8];[Sheet2.$D$11:.$D$18];[Sheet2.$E$11:.$E$18])" office:value-type="float" office:value="8.28260869565217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G$11:.$G$20];[Sheet2.$H$11:.$H$20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STROS.MONTEZUMA.CALCTOOLS.CALCFUNCTIONS.PYTHON.INTERPOLATIONIMPL.INTERPO([levelluts.A9];[Sheet2.$D$11:.$D$18];[Sheet2.$E$11:.$E$18])" office:value-type="float" office:value="9.66304347826087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G$11:.$G$20];[Sheet2.$H$11:.$H$20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ASTROS.MONTEZUMA.CALCTOOLS.CALCFUNCTIONS.PYTHON.INTERPOLATIONIMPL.INTERPO([levelluts.A10];[Sheet2.$D$11:.$D$18];[Sheet2.$E$11:.$E$18])" office:value-type="float" office:value="11.0434782608696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G$11:.$G$20];[Sheet2.$H$11:.$H$20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ASTROS.MONTEZUMA.CALCTOOLS.CALCFUNCTIONS.PYTHON.INTERPOLATIONIMPL.INTERPO([levelluts.A11];[Sheet2.$D$11:.$D$18];[Sheet2.$E$11:.$E$18])" office:value-type="float" office:value="12.4239130434783" calcext:value-type="float">
            <text:p>1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G$11:.$G$20];[Sheet2.$H$11:.$H$2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STROS.MONTEZUMA.CALCTOOLS.CALCFUNCTIONS.PYTHON.INTERPOLATIONIMPL.INTERPO([levelluts.A12];[Sheet2.$D$11:.$D$18];[Sheet2.$E$11:.$E$18])" office:value-type="float" office:value="13.804347826087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G$11:.$G$20];[Sheet2.$H$11:.$H$20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ASTROS.MONTEZUMA.CALCTOOLS.CALCFUNCTIONS.PYTHON.INTERPOLATIONIMPL.INTERPO([levelluts.A13];[Sheet2.$D$11:.$D$18];[Sheet2.$E$11:.$E$18])" office:value-type="float" office:value="15.1847826086957" calcext:value-type="float">
            <text:p>1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G$11:.$G$20];[Sheet2.$H$11:.$H$20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ASTROS.MONTEZUMA.CALCTOOLS.CALCFUNCTIONS.PYTHON.INTERPOLATIONIMPL.INTERPO([levelluts.A14];[Sheet2.$D$11:.$D$18];[Sheet2.$E$11:.$E$18])" office:value-type="float" office:value="16.5652173913043" calcext:value-type="float">
            <text:p>17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G$11:.$G$20];[Sheet2.$H$11:.$H$20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STROS.MONTEZUMA.CALCTOOLS.CALCFUNCTIONS.PYTHON.INTERPOLATIONIMPL.INTERPO([levelluts.A15];[Sheet2.$D$11:.$D$18];[Sheet2.$E$11:.$E$18])" office:value-type="float" office:value="17.945652173913" calcext:value-type="float">
            <text:p>18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G$11:.$G$20];[Sheet2.$H$11:.$H$20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ASTROS.MONTEZUMA.CALCTOOLS.CALCFUNCTIONS.PYTHON.INTERPOLATIONIMPL.INTERPO([levelluts.A16];[Sheet2.$D$11:.$D$18];[Sheet2.$E$11:.$E$18])" office:value-type="float" office:value="19.3260869565217" calcext:value-type="float">
            <text:p>19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G$11:.$G$20];[Sheet2.$H$11:.$H$20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STROS.MONTEZUMA.CALCTOOLS.CALCFUNCTIONS.PYTHON.INTERPOLATIONIMPL.INTERPO([levelluts.A17];[Sheet2.$D$11:.$D$18];[Sheet2.$E$11:.$E$18])" office:value-type="float" office:value="20.7065217391304" calcext:value-type="float">
            <text:p>21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G$11:.$G$20];[Sheet2.$H$11:.$H$20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ASTROS.MONTEZUMA.CALCTOOLS.CALCFUNCTIONS.PYTHON.INTERPOLATIONIMPL.INTERPO([levelluts.A18];[Sheet2.$D$11:.$D$18];[Sheet2.$E$11:.$E$18])" office:value-type="float" office:value="22.0869565217391" calcext:value-type="float">
            <text:p>2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G$11:.$G$20];[Sheet2.$H$11:.$H$20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ASTROS.MONTEZUMA.CALCTOOLS.CALCFUNCTIONS.PYTHON.INTERPOLATIONIMPL.INTERPO([levelluts.A19];[Sheet2.$D$11:.$D$18];[Sheet2.$E$11:.$E$18])" office:value-type="float" office:value="23.4673913043478" calcext:value-type="float">
            <text:p>2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G$11:.$G$20];[Sheet2.$H$11:.$H$2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STROS.MONTEZUMA.CALCTOOLS.CALCFUNCTIONS.PYTHON.INTERPOLATIONIMPL.INTERPO([levelluts.A20];[Sheet2.$D$11:.$D$18];[Sheet2.$E$11:.$E$18])" office:value-type="float" office:value="24.8478260869565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G$11:.$G$20];[Sheet2.$H$11:.$H$20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STROS.MONTEZUMA.CALCTOOLS.CALCFUNCTIONS.PYTHON.INTERPOLATIONIMPL.INTERPO([levelluts.A21];[Sheet2.$D$11:.$D$18];[Sheet2.$E$11:.$E$18])" office:value-type="float" office:value="26.2282608695652" calcext:value-type="float">
            <text:p>2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G$11:.$G$20];[Sheet2.$H$11:.$H$20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STROS.MONTEZUMA.CALCTOOLS.CALCFUNCTIONS.PYTHON.INTERPOLATIONIMPL.INTERPO([levelluts.A22];[Sheet2.$D$11:.$D$18];[Sheet2.$E$11:.$E$18])" office:value-type="float" office:value="27.6086956521739" calcext:value-type="float">
            <text:p>28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G$11:.$G$20];[Sheet2.$H$11:.$H$20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STROS.MONTEZUMA.CALCTOOLS.CALCFUNCTIONS.PYTHON.INTERPOLATIONIMPL.INTERPO([levelluts.A23];[Sheet2.$D$11:.$D$18];[Sheet2.$E$11:.$E$18])" office:value-type="float" office:value="28.9891304347826" calcext:value-type="float">
            <text:p>2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G$11:.$G$20];[Sheet2.$H$11:.$H$2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STROS.MONTEZUMA.CALCTOOLS.CALCFUNCTIONS.PYTHON.INTERPOLATIONIMPL.INTERPO([levelluts.A24];[Sheet2.$D$11:.$D$18];[Sheet2.$E$11:.$E$18])" office:value-type="float" office:value="30.3695652173913" calcext:value-type="float">
            <text:p>3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G$11:.$G$20];[Sheet2.$H$11:.$H$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STROS.MONTEZUMA.CALCTOOLS.CALCFUNCTIONS.PYTHON.INTERPOLATIONIMPL.INTERPO([levelluts.A25];[Sheet2.$D$11:.$D$18];[Sheet2.$E$11:.$E$18])" office:value-type="float" office:value="31.75" calcext:value-type="float">
            <text:p>3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G$11:.$G$20];[Sheet2.$H$11:.$H$20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ASTROS.MONTEZUMA.CALCTOOLS.CALCFUNCTIONS.PYTHON.INTERPOLATIONIMPL.INTERPO([levelluts.A26];[Sheet2.$D$11:.$D$18];[Sheet2.$E$11:.$E$18])" office:value-type="float" office:value="33.1304347826087" calcext:value-type="float">
            <text:p>3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G$11:.$G$20];[Sheet2.$H$11:.$H$20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STROS.MONTEZUMA.CALCTOOLS.CALCFUNCTIONS.PYTHON.INTERPOLATIONIMPL.INTERPO([levelluts.A27];[Sheet2.$D$11:.$D$18];[Sheet2.$E$11:.$E$18])" office:value-type="float" office:value="34.5108695652174" calcext:value-type="float">
            <text:p>3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G$11:.$G$20];[Sheet2.$H$11:.$H$2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ASTROS.MONTEZUMA.CALCTOOLS.CALCFUNCTIONS.PYTHON.INTERPOLATIONIMPL.INTERPO([levelluts.A28];[Sheet2.$D$11:.$D$18];[Sheet2.$E$11:.$E$18])" office:value-type="float" office:value="35.8913043478261" calcext:value-type="float">
            <text:p>36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G$11:.$G$20];[Sheet2.$H$11:.$H$2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ASTROS.MONTEZUMA.CALCTOOLS.CALCFUNCTIONS.PYTHON.INTERPOLATIONIMPL.INTERPO([levelluts.A29];[Sheet2.$D$11:.$D$18];[Sheet2.$E$11:.$E$18])" office:value-type="float" office:value="37.2717391304348" calcext:value-type="float">
            <text:p>37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G$11:.$G$20];[Sheet2.$H$11:.$H$20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ASTROS.MONTEZUMA.CALCTOOLS.CALCFUNCTIONS.PYTHON.INTERPOLATIONIMPL.INTERPO([levelluts.A30];[Sheet2.$D$11:.$D$18];[Sheet2.$E$11:.$E$18])" office:value-type="float" office:value="38.6521739130435" calcext:value-type="float">
            <text:p>3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G$11:.$G$20];[Sheet2.$H$11:.$H$20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STROS.MONTEZUMA.CALCTOOLS.CALCFUNCTIONS.PYTHON.INTERPOLATIONIMPL.INTERPO([levelluts.A31];[Sheet2.$D$11:.$D$18];[Sheet2.$E$11:.$E$18])" office:value-type="float" office:value="40.0326086956522" calcext:value-type="float">
            <text:p>4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G$11:.$G$20];[Sheet2.$H$11:.$H$2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STROS.MONTEZUMA.CALCTOOLS.CALCFUNCTIONS.PYTHON.INTERPOLATIONIMPL.INTERPO([levelluts.A32];[Sheet2.$D$11:.$D$18];[Sheet2.$E$11:.$E$18])" office:value-type="float" office:value="41.4130434782609" calcext:value-type="float">
            <text:p>41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G$11:.$G$20];[Sheet2.$H$11:.$H$20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ASTROS.MONTEZUMA.CALCTOOLS.CALCFUNCTIONS.PYTHON.INTERPOLATIONIMPL.INTERPO([levelluts.A33];[Sheet2.$D$11:.$D$18];[Sheet2.$E$11:.$E$18])" office:value-type="float" office:value="42.7934782608696" calcext:value-type="float">
            <text:p>4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G$11:.$G$20];[Sheet2.$H$11:.$H$20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ASTROS.MONTEZUMA.CALCTOOLS.CALCFUNCTIONS.PYTHON.INTERPOLATIONIMPL.INTERPO([levelluts.A34];[Sheet2.$D$11:.$D$18];[Sheet2.$E$11:.$E$18])" office:value-type="float" office:value="44.1739130434783" calcext:value-type="float">
            <text:p>44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G$11:.$G$20];[Sheet2.$H$11:.$H$20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ASTROS.MONTEZUMA.CALCTOOLS.CALCFUNCTIONS.PYTHON.INTERPOLATIONIMPL.INTERPO([levelluts.A35];[Sheet2.$D$11:.$D$18];[Sheet2.$E$11:.$E$18])" office:value-type="float" office:value="45.554347826087" calcext:value-type="float">
            <text:p>46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G$11:.$G$20];[Sheet2.$H$11:.$H$2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STROS.MONTEZUMA.CALCTOOLS.CALCFUNCTIONS.PYTHON.INTERPOLATIONIMPL.INTERPO([levelluts.A36];[Sheet2.$D$11:.$D$18];[Sheet2.$E$11:.$E$18])" office:value-type="float" office:value="46.9347826086957" calcext:value-type="float">
            <text:p>47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G$11:.$G$20];[Sheet2.$H$11:.$H$20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ASTROS.MONTEZUMA.CALCTOOLS.CALCFUNCTIONS.PYTHON.INTERPOLATIONIMPL.INTERPO([levelluts.A37];[Sheet2.$D$11:.$D$18];[Sheet2.$E$11:.$E$18])" office:value-type="float" office:value="48.3152173913044" calcext:value-type="float">
            <text:p>48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G$11:.$G$20];[Sheet2.$H$11:.$H$20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STROS.MONTEZUMA.CALCTOOLS.CALCFUNCTIONS.PYTHON.INTERPOLATIONIMPL.INTERPO([levelluts.A38];[Sheet2.$D$11:.$D$18];[Sheet2.$E$11:.$E$18])" office:value-type="float" office:value="49.695652173913" calcext:value-type="float">
            <text:p>50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G$11:.$G$20];[Sheet2.$H$11:.$H$20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ASTROS.MONTEZUMA.CALCTOOLS.CALCFUNCTIONS.PYTHON.INTERPOLATIONIMPL.INTERPO([levelluts.A39];[Sheet2.$D$11:.$D$18];[Sheet2.$E$11:.$E$18])" office:value-type="float" office:value="51.0760869565217" calcext:value-type="float">
            <text:p>51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G$11:.$G$20];[Sheet2.$H$11:.$H$20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ASTROS.MONTEZUMA.CALCTOOLS.CALCFUNCTIONS.PYTHON.INTERPOLATIONIMPL.INTERPO([levelluts.A40];[Sheet2.$D$11:.$D$18];[Sheet2.$E$11:.$E$18])" office:value-type="float" office:value="52.4565217391304" calcext:value-type="float">
            <text:p>52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G$11:.$G$20];[Sheet2.$H$11:.$H$2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ASTROS.MONTEZUMA.CALCTOOLS.CALCFUNCTIONS.PYTHON.INTERPOLATIONIMPL.INTERPO([levelluts.A41];[Sheet2.$D$11:.$D$18];[Sheet2.$E$11:.$E$18])" office:value-type="float" office:value="53.8369565217391" calcext:value-type="float">
            <text:p>54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G$11:.$G$20];[Sheet2.$H$11:.$H$20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STROS.MONTEZUMA.CALCTOOLS.CALCFUNCTIONS.PYTHON.INTERPOLATIONIMPL.INTERPO([levelluts.A42];[Sheet2.$D$11:.$D$18];[Sheet2.$E$11:.$E$18])" office:value-type="float" office:value="55.2173913043478" calcext:value-type="float">
            <text:p>55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G$11:.$G$20];[Sheet2.$H$11:.$H$20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STROS.MONTEZUMA.CALCTOOLS.CALCFUNCTIONS.PYTHON.INTERPOLATIONIMPL.INTERPO([levelluts.A43];[Sheet2.$D$11:.$D$18];[Sheet2.$E$11:.$E$18])" office:value-type="float" office:value="56.5978260869565" calcext:value-type="float">
            <text:p>57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G$11:.$G$20];[Sheet2.$H$11:.$H$20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ASTROS.MONTEZUMA.CALCTOOLS.CALCFUNCTIONS.PYTHON.INTERPOLATIONIMPL.INTERPO([levelluts.A44];[Sheet2.$D$11:.$D$18];[Sheet2.$E$11:.$E$18])" office:value-type="float" office:value="57.9782608695652" calcext:value-type="float">
            <text:p>58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G$11:.$G$20];[Sheet2.$H$11:.$H$20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ASTROS.MONTEZUMA.CALCTOOLS.CALCFUNCTIONS.PYTHON.INTERPOLATIONIMPL.INTERPO([levelluts.A45];[Sheet2.$D$11:.$D$18];[Sheet2.$E$11:.$E$18])" office:value-type="float" office:value="59.3586956521739" calcext:value-type="float">
            <text:p>59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G$11:.$G$20];[Sheet2.$H$11:.$H$20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ASTROS.MONTEZUMA.CALCTOOLS.CALCFUNCTIONS.PYTHON.INTERPOLATIONIMPL.INTERPO([levelluts.A46];[Sheet2.$D$11:.$D$18];[Sheet2.$E$11:.$E$18])" office:value-type="float" office:value="60.7391304347826" calcext:value-type="float">
            <text:p>6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G$11:.$G$20];[Sheet2.$H$11:.$H$20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ASTROS.MONTEZUMA.CALCTOOLS.CALCFUNCTIONS.PYTHON.INTERPOLATIONIMPL.INTERPO([levelluts.A47];[Sheet2.$D$11:.$D$18];[Sheet2.$E$11:.$E$18])" office:value-type="float" office:value="62.1195652173913" calcext:value-type="float">
            <text:p>62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G$11:.$G$20];[Sheet2.$H$11:.$H$20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ASTROS.MONTEZUMA.CALCTOOLS.CALCFUNCTIONS.PYTHON.INTERPOLATIONIMPL.INTERPO([levelluts.A48];[Sheet2.$D$11:.$D$18];[Sheet2.$E$11:.$E$18])" office:value-type="float" office:value="63.5" calcext:value-type="float">
            <text:p>64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G$11:.$G$20];[Sheet2.$H$11:.$H$20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ASTROS.MONTEZUMA.CALCTOOLS.CALCFUNCTIONS.PYTHON.INTERPOLATIONIMPL.INTERPO([levelluts.A49];[Sheet2.$D$11:.$D$18];[Sheet2.$E$11:.$E$18])" office:value-type="float" office:value="64.8804347826087" calcext:value-type="float">
            <text:p>65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G$11:.$G$20];[Sheet2.$H$11:.$H$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ASTROS.MONTEZUMA.CALCTOOLS.CALCFUNCTIONS.PYTHON.INTERPOLATIONIMPL.INTERPO([levelluts.A50];[Sheet2.$D$11:.$D$18];[Sheet2.$E$11:.$E$18])" office:value-type="float" office:value="66.2608695652174" calcext:value-type="float">
            <text:p>66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G$11:.$G$20];[Sheet2.$H$11:.$H$20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ASTROS.MONTEZUMA.CALCTOOLS.CALCFUNCTIONS.PYTHON.INTERPOLATIONIMPL.INTERPO([levelluts.A51];[Sheet2.$D$11:.$D$18];[Sheet2.$E$11:.$E$18])" office:value-type="float" office:value="67.6413043478261" calcext:value-type="float">
            <text:p>68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G$11:.$G$20];[Sheet2.$H$11:.$H$2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ASTROS.MONTEZUMA.CALCTOOLS.CALCFUNCTIONS.PYTHON.INTERPOLATIONIMPL.INTERPO([levelluts.A52];[Sheet2.$D$11:.$D$18];[Sheet2.$E$11:.$E$18])" office:value-type="float" office:value="69.0217391304348" calcext:value-type="float">
            <text:p>69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G$11:.$G$20];[Sheet2.$H$11:.$H$2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ASTROS.MONTEZUMA.CALCTOOLS.CALCFUNCTIONS.PYTHON.INTERPOLATIONIMPL.INTERPO([levelluts.A53];[Sheet2.$D$11:.$D$18];[Sheet2.$E$11:.$E$18])" office:value-type="float" office:value="70.4021739130435" calcext:value-type="float">
            <text:p>7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G$11:.$G$20];[Sheet2.$H$11:.$H$20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ASTROS.MONTEZUMA.CALCTOOLS.CALCFUNCTIONS.PYTHON.INTERPOLATIONIMPL.INTERPO([levelluts.A54];[Sheet2.$D$11:.$D$18];[Sheet2.$E$11:.$E$18])" office:value-type="float" office:value="71.7826086956522" calcext:value-type="float">
            <text:p>72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G$11:.$G$20];[Sheet2.$H$11:.$H$20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ASTROS.MONTEZUMA.CALCTOOLS.CALCFUNCTIONS.PYTHON.INTERPOLATIONIMPL.INTERPO([levelluts.A55];[Sheet2.$D$11:.$D$18];[Sheet2.$E$11:.$E$18])" office:value-type="float" office:value="73.1630434782609" calcext:value-type="float">
            <text:p>73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G$11:.$G$20];[Sheet2.$H$11:.$H$20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ASTROS.MONTEZUMA.CALCTOOLS.CALCFUNCTIONS.PYTHON.INTERPOLATIONIMPL.INTERPO([levelluts.A56];[Sheet2.$D$11:.$D$18];[Sheet2.$E$11:.$E$18])" office:value-type="float" office:value="74.5434782608696" calcext:value-type="float">
            <text:p>75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G$11:.$G$20];[Sheet2.$H$11:.$H$20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ASTROS.MONTEZUMA.CALCTOOLS.CALCFUNCTIONS.PYTHON.INTERPOLATIONIMPL.INTERPO([levelluts.A57];[Sheet2.$D$11:.$D$18];[Sheet2.$E$11:.$E$18])" office:value-type="float" office:value="75.9239130434783" calcext:value-type="float">
            <text:p>76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G$11:.$G$20];[Sheet2.$H$11:.$H$20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STROS.MONTEZUMA.CALCTOOLS.CALCFUNCTIONS.PYTHON.INTERPOLATIONIMPL.INTERPO([levelluts.A58];[Sheet2.$D$11:.$D$18];[Sheet2.$E$11:.$E$18])" office:value-type="float" office:value="77.304347826087" calcext:value-type="float">
            <text:p>77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G$11:.$G$20];[Sheet2.$H$11:.$H$20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STROS.MONTEZUMA.CALCTOOLS.CALCFUNCTIONS.PYTHON.INTERPOLATIONIMPL.INTERPO([levelluts.A59];[Sheet2.$D$11:.$D$18];[Sheet2.$E$11:.$E$18])" office:value-type="float" office:value="78.6847826086957" calcext:value-type="float">
            <text:p>79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G$11:.$G$20];[Sheet2.$H$11:.$H$20]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ASTROS.MONTEZUMA.CALCTOOLS.CALCFUNCTIONS.PYTHON.INTERPOLATIONIMPL.INTERPO([levelluts.A60];[Sheet2.$D$11:.$D$18];[Sheet2.$E$11:.$E$18])" office:value-type="float" office:value="80.0652173913043" calcext:value-type="float">
            <text:p>80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G$11:.$G$20];[Sheet2.$H$11:.$H$20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ASTROS.MONTEZUMA.CALCTOOLS.CALCFUNCTIONS.PYTHON.INTERPOLATIONIMPL.INTERPO([levelluts.A61];[Sheet2.$D$11:.$D$18];[Sheet2.$E$11:.$E$18])" office:value-type="float" office:value="81.4456521739131" calcext:value-type="float">
            <text:p>81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G$11:.$G$20];[Sheet2.$H$11:.$H$20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ASTROS.MONTEZUMA.CALCTOOLS.CALCFUNCTIONS.PYTHON.INTERPOLATIONIMPL.INTERPO([levelluts.A62];[Sheet2.$D$11:.$D$18];[Sheet2.$E$11:.$E$18])" office:value-type="float" office:value="82.8260869565217" calcext:value-type="float">
            <text:p>83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G$11:.$G$20];[Sheet2.$H$11:.$H$20]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ASTROS.MONTEZUMA.CALCTOOLS.CALCFUNCTIONS.PYTHON.INTERPOLATIONIMPL.INTERPO([levelluts.A63];[Sheet2.$D$11:.$D$18];[Sheet2.$E$11:.$E$18])" office:value-type="float" office:value="84.2065217391304" calcext:value-type="float">
            <text:p>84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G$11:.$G$20];[Sheet2.$H$11:.$H$20]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ASTROS.MONTEZUMA.CALCTOOLS.CALCFUNCTIONS.PYTHON.INTERPOLATIONIMPL.INTERPO([levelluts.A64];[Sheet2.$D$11:.$D$18];[Sheet2.$E$11:.$E$18])" office:value-type="float" office:value="85.5869565217391" calcext:value-type="float">
            <text:p>86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G$11:.$G$20];[Sheet2.$H$11:.$H$20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ASTROS.MONTEZUMA.CALCTOOLS.CALCFUNCTIONS.PYTHON.INTERPOLATIONIMPL.INTERPO([levelluts.A65];[Sheet2.$D$11:.$D$18];[Sheet2.$E$11:.$E$18])" office:value-type="float" office:value="86.9673913043478" calcext:value-type="float">
            <text:p>87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G$11:.$G$20];[Sheet2.$H$11:.$H$20]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ASTROS.MONTEZUMA.CALCTOOLS.CALCFUNCTIONS.PYTHON.INTERPOLATIONIMPL.INTERPO([levelluts.A66];[Sheet2.$D$11:.$D$18];[Sheet2.$E$11:.$E$18])" office:value-type="float" office:value="88.3478260869565" calcext:value-type="float">
            <text:p>88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G$11:.$G$20];[Sheet2.$H$11:.$H$20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ASTROS.MONTEZUMA.CALCTOOLS.CALCFUNCTIONS.PYTHON.INTERPOLATIONIMPL.INTERPO([levelluts.A67];[Sheet2.$D$11:.$D$18];[Sheet2.$E$11:.$E$18])" office:value-type="float" office:value="89.7282608695652" calcext:value-type="float">
            <text:p>90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G$11:.$G$20];[Sheet2.$H$11:.$H$20]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ASTROS.MONTEZUMA.CALCTOOLS.CALCFUNCTIONS.PYTHON.INTERPOLATIONIMPL.INTERPO([levelluts.A68];[Sheet2.$D$11:.$D$18];[Sheet2.$E$11:.$E$18])" office:value-type="float" office:value="91.1086956521739" calcext:value-type="float">
            <text:p>91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G$11:.$G$20];[Sheet2.$H$11:.$H$20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ASTROS.MONTEZUMA.CALCTOOLS.CALCFUNCTIONS.PYTHON.INTERPOLATIONIMPL.INTERPO([levelluts.A69];[Sheet2.$D$11:.$D$18];[Sheet2.$E$11:.$E$18])" office:value-type="float" office:value="92.4891304347826" calcext:value-type="float">
            <text:p>92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G$11:.$G$20];[Sheet2.$H$11:.$H$20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ASTROS.MONTEZUMA.CALCTOOLS.CALCFUNCTIONS.PYTHON.INTERPOLATIONIMPL.INTERPO([levelluts.A70];[Sheet2.$D$11:.$D$18];[Sheet2.$E$11:.$E$18])" office:value-type="float" office:value="93.8695652173913" calcext:value-type="float">
            <text:p>94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G$11:.$G$20];[Sheet2.$H$11:.$H$20]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ASTROS.MONTEZUMA.CALCTOOLS.CALCFUNCTIONS.PYTHON.INTERPOLATIONIMPL.INTERPO([levelluts.A71];[Sheet2.$D$11:.$D$18];[Sheet2.$E$11:.$E$18])" office:value-type="float" office:value="95.25" calcext:value-type="float">
            <text:p>9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G$11:.$G$20];[Sheet2.$H$11:.$H$20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ASTROS.MONTEZUMA.CALCTOOLS.CALCFUNCTIONS.PYTHON.INTERPOLATIONIMPL.INTERPO([levelluts.A72];[Sheet2.$D$11:.$D$18];[Sheet2.$E$11:.$E$18])" office:value-type="float" office:value="96.6304347826087" calcext:value-type="float">
            <text:p>97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G$11:.$G$20];[Sheet2.$H$11:.$H$20]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ASTROS.MONTEZUMA.CALCTOOLS.CALCFUNCTIONS.PYTHON.INTERPOLATIONIMPL.INTERPO([levelluts.A73];[Sheet2.$D$11:.$D$18];[Sheet2.$E$11:.$E$18])" office:value-type="float" office:value="98.0108695652174" calcext:value-type="float">
            <text:p>98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G$11:.$G$20];[Sheet2.$H$11:.$H$20]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ASTROS.MONTEZUMA.CALCTOOLS.CALCFUNCTIONS.PYTHON.INTERPOLATIONIMPL.INTERPO([levelluts.A74];[Sheet2.$D$11:.$D$18];[Sheet2.$E$11:.$E$18])" office:value-type="float" office:value="99.3913043478261" calcext:value-type="float">
            <text:p>9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G$11:.$G$20];[Sheet2.$H$11:.$H$20]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ASTROS.MONTEZUMA.CALCTOOLS.CALCFUNCTIONS.PYTHON.INTERPOLATIONIMPL.INTERPO([levelluts.A75];[Sheet2.$D$11:.$D$18];[Sheet2.$E$11:.$E$18])" office:value-type="float" office:value="100.771739130435" calcext:value-type="float">
            <text:p>101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G$11:.$G$20];[Sheet2.$H$11:.$H$20]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ASTROS.MONTEZUMA.CALCTOOLS.CALCFUNCTIONS.PYTHON.INTERPOLATIONIMPL.INTERPO([levelluts.A76];[Sheet2.$D$11:.$D$18];[Sheet2.$E$11:.$E$18])" office:value-type="float" office:value="102.152173913043" calcext:value-type="float">
            <text:p>102</text:p>
          </table:table-cell>
          <table:table-cell table:number-columns-repeated="4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G$11:.$G$20];[Sheet2.$H$11:.$H$20]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ASTROS.MONTEZUMA.CALCTOOLS.CALCFUNCTIONS.PYTHON.INTERPOLATIONIMPL.INTERPO([levelluts.A77];[Sheet2.$D$11:.$D$18];[Sheet2.$E$11:.$E$18])" office:value-type="float" office:value="103.532608695652" calcext:value-type="float">
            <text:p>104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G$11:.$G$20];[Sheet2.$H$11:.$H$20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ASTROS.MONTEZUMA.CALCTOOLS.CALCFUNCTIONS.PYTHON.INTERPOLATIONIMPL.INTERPO([levelluts.A78];[Sheet2.$D$11:.$D$18];[Sheet2.$E$11:.$E$18])" office:value-type="float" office:value="104.913043478261" calcext:value-type="float">
            <text:p>105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G$11:.$G$20];[Sheet2.$H$11:.$H$20]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ASTROS.MONTEZUMA.CALCTOOLS.CALCFUNCTIONS.PYTHON.INTERPOLATIONIMPL.INTERPO([levelluts.A79];[Sheet2.$D$11:.$D$18];[Sheet2.$E$11:.$E$18])" office:value-type="float" office:value="106.29347826087" calcext:value-type="float">
            <text:p>106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G$11:.$G$20];[Sheet2.$H$11:.$H$20])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ASTROS.MONTEZUMA.CALCTOOLS.CALCFUNCTIONS.PYTHON.INTERPOLATIONIMPL.INTERPO([levelluts.A80];[Sheet2.$D$11:.$D$18];[Sheet2.$E$11:.$E$18])" office:value-type="float" office:value="107.673913043478" calcext:value-type="float">
            <text:p>108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G$11:.$G$20];[Sheet2.$H$11:.$H$20]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ASTROS.MONTEZUMA.CALCTOOLS.CALCFUNCTIONS.PYTHON.INTERPOLATIONIMPL.INTERPO([levelluts.A81];[Sheet2.$D$11:.$D$18];[Sheet2.$E$11:.$E$18])" office:value-type="float" office:value="109.054347826087" calcext:value-type="float">
            <text:p>109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G$11:.$G$20];[Sheet2.$H$11:.$H$20]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STROS.MONTEZUMA.CALCTOOLS.CALCFUNCTIONS.PYTHON.INTERPOLATIONIMPL.INTERPO([levelluts.A82];[Sheet2.$D$11:.$D$18];[Sheet2.$E$11:.$E$18])" office:value-type="float" office:value="110.434782608696" calcext:value-type="float">
            <text:p>11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G$11:.$G$20];[Sheet2.$H$11:.$H$20]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ASTROS.MONTEZUMA.CALCTOOLS.CALCFUNCTIONS.PYTHON.INTERPOLATIONIMPL.INTERPO([levelluts.A83];[Sheet2.$D$11:.$D$18];[Sheet2.$E$11:.$E$18])" office:value-type="float" office:value="111.815217391304" calcext:value-type="float">
            <text:p>11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G$11:.$G$20];[Sheet2.$H$11:.$H$20]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ASTROS.MONTEZUMA.CALCTOOLS.CALCFUNCTIONS.PYTHON.INTERPOLATIONIMPL.INTERPO([levelluts.A84];[Sheet2.$D$11:.$D$18];[Sheet2.$E$11:.$E$18])" office:value-type="float" office:value="113.195652173913" calcext:value-type="float">
            <text:p>113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G$11:.$G$20];[Sheet2.$H$11:.$H$20]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ASTROS.MONTEZUMA.CALCTOOLS.CALCFUNCTIONS.PYTHON.INTERPOLATIONIMPL.INTERPO([levelluts.A85];[Sheet2.$D$11:.$D$18];[Sheet2.$E$11:.$E$18])" office:value-type="float" office:value="114.576086956522" calcext:value-type="float">
            <text:p>115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G$11:.$G$20];[Sheet2.$H$11:.$H$20]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ASTROS.MONTEZUMA.CALCTOOLS.CALCFUNCTIONS.PYTHON.INTERPOLATIONIMPL.INTERPO([levelluts.A86];[Sheet2.$D$11:.$D$18];[Sheet2.$E$11:.$E$18])" office:value-type="float" office:value="115.95652173913" calcext:value-type="float">
            <text:p>116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G$11:.$G$20];[Sheet2.$H$11:.$H$20]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ASTROS.MONTEZUMA.CALCTOOLS.CALCFUNCTIONS.PYTHON.INTERPOLATIONIMPL.INTERPO([levelluts.A87];[Sheet2.$D$11:.$D$18];[Sheet2.$E$11:.$E$18])" office:value-type="float" office:value="117.336956521739" calcext:value-type="float">
            <text:p>117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G$11:.$G$20];[Sheet2.$H$11:.$H$20]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ASTROS.MONTEZUMA.CALCTOOLS.CALCFUNCTIONS.PYTHON.INTERPOLATIONIMPL.INTERPO([levelluts.A88];[Sheet2.$D$11:.$D$18];[Sheet2.$E$11:.$E$18])" office:value-type="float" office:value="118.717391304348" calcext:value-type="float">
            <text:p>119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G$11:.$G$20];[Sheet2.$H$11:.$H$20])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ASTROS.MONTEZUMA.CALCTOOLS.CALCFUNCTIONS.PYTHON.INTERPOLATIONIMPL.INTERPO([levelluts.A89];[Sheet2.$D$11:.$D$18];[Sheet2.$E$11:.$E$18])" office:value-type="float" office:value="120.097826086957" calcext:value-type="float">
            <text:p>120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G$11:.$G$20];[Sheet2.$H$11:.$H$2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ASTROS.MONTEZUMA.CALCTOOLS.CALCFUNCTIONS.PYTHON.INTERPOLATIONIMPL.INTERPO([levelluts.A90];[Sheet2.$D$11:.$D$18];[Sheet2.$E$11:.$E$18])" office:value-type="float" office:value="121.478260869565" calcext:value-type="float">
            <text:p>12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G$11:.$G$20];[Sheet2.$H$11:.$H$20])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ASTROS.MONTEZUMA.CALCTOOLS.CALCFUNCTIONS.PYTHON.INTERPOLATIONIMPL.INTERPO([levelluts.A91];[Sheet2.$D$11:.$D$18];[Sheet2.$E$11:.$E$18])" office:value-type="float" office:value="122.858695652174" calcext:value-type="float">
            <text:p>123</text:p>
          </table:table-cell>
          <table:table-cell table:number-columns-repeated="4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G$11:.$G$20];[Sheet2.$H$11:.$H$20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STROS.MONTEZUMA.CALCTOOLS.CALCFUNCTIONS.PYTHON.INTERPOLATIONIMPL.INTERPO([levelluts.A92];[Sheet2.$D$11:.$D$18];[Sheet2.$E$11:.$E$18])" office:value-type="float" office:value="124.239130434783" calcext:value-type="float">
            <text:p>124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G$11:.$G$20];[Sheet2.$H$11:.$H$20])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ASTROS.MONTEZUMA.CALCTOOLS.CALCFUNCTIONS.PYTHON.INTERPOLATIONIMPL.INTERPO([levelluts.A93];[Sheet2.$D$11:.$D$18];[Sheet2.$E$11:.$E$18])" office:value-type="float" office:value="125.619565217391" calcext:value-type="float">
            <text:p>126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G$11:.$G$20];[Sheet2.$H$11:.$H$20]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ASTROS.MONTEZUMA.CALCTOOLS.CALCFUNCTIONS.PYTHON.INTERPOLATIONIMPL.INTERPO([levelluts.A94];[Sheet2.$D$11:.$D$18];[Sheet2.$E$11:.$E$18])" office:value-type="float" office:value="127" calcext:value-type="float">
            <text:p>127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G$11:.$G$20];[Sheet2.$H$11:.$H$20]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ASTROS.MONTEZUMA.CALCTOOLS.CALCFUNCTIONS.PYTHON.INTERPOLATIONIMPL.INTERPO([levelluts.A95];[Sheet2.$D$11:.$D$18];[Sheet2.$E$11:.$E$18])" office:value-type="float" office:value="128.380434782609" calcext:value-type="float">
            <text:p>128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G$11:.$G$20];[Sheet2.$H$11:.$H$20]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ASTROS.MONTEZUMA.CALCTOOLS.CALCFUNCTIONS.PYTHON.INTERPOLATIONIMPL.INTERPO([levelluts.A96];[Sheet2.$D$11:.$D$18];[Sheet2.$E$11:.$E$18])" office:value-type="float" office:value="129.760869565217" calcext:value-type="float">
            <text:p>130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G$11:.$G$20];[Sheet2.$H$11:.$H$20]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ASTROS.MONTEZUMA.CALCTOOLS.CALCFUNCTIONS.PYTHON.INTERPOLATIONIMPL.INTERPO([levelluts.A97];[Sheet2.$D$11:.$D$18];[Sheet2.$E$11:.$E$18])" office:value-type="float" office:value="131.141304347826" calcext:value-type="float">
            <text:p>131</text:p>
          </table:table-cell>
          <table:table-cell table:number-columns-repeated="4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G$11:.$G$20];[Sheet2.$H$11:.$H$20]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ASTROS.MONTEZUMA.CALCTOOLS.CALCFUNCTIONS.PYTHON.INTERPOLATIONIMPL.INTERPO([levelluts.A98];[Sheet2.$D$11:.$D$18];[Sheet2.$E$11:.$E$18])" office:value-type="float" office:value="132.521739130435" calcext:value-type="float">
            <text:p>133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G$11:.$G$20];[Sheet2.$H$11:.$H$20])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ASTROS.MONTEZUMA.CALCTOOLS.CALCFUNCTIONS.PYTHON.INTERPOLATIONIMPL.INTERPO([levelluts.A99];[Sheet2.$D$11:.$D$18];[Sheet2.$E$11:.$E$18])" office:value-type="float" office:value="133.902173913043" calcext:value-type="float">
            <text:p>134</text:p>
          </table:table-cell>
          <table:table-cell table:number-columns-repeated="4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G$11:.$G$20];[Sheet2.$H$11:.$H$20])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ASTROS.MONTEZUMA.CALCTOOLS.CALCFUNCTIONS.PYTHON.INTERPOLATIONIMPL.INTERPO([levelluts.A100];[Sheet2.$D$11:.$D$18];[Sheet2.$E$11:.$E$18])" office:value-type="float" office:value="135.282608695652" calcext:value-type="float">
            <text:p>135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G$11:.$G$20];[Sheet2.$H$11:.$H$20])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ASTROS.MONTEZUMA.CALCTOOLS.CALCFUNCTIONS.PYTHON.INTERPOLATIONIMPL.INTERPO([levelluts.A101];[Sheet2.$D$11:.$D$18];[Sheet2.$E$11:.$E$18])" office:value-type="float" office:value="136.663043478261" calcext:value-type="float">
            <text:p>137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G$11:.$G$20];[Sheet2.$H$11:.$H$20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ASTROS.MONTEZUMA.CALCTOOLS.CALCFUNCTIONS.PYTHON.INTERPOLATIONIMPL.INTERPO([levelluts.A102];[Sheet2.$D$11:.$D$18];[Sheet2.$E$11:.$E$18])" office:value-type="float" office:value="138.04347826087" calcext:value-type="float">
            <text:p>13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G$11:.$G$20];[Sheet2.$H$11:.$H$20])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ASTROS.MONTEZUMA.CALCTOOLS.CALCFUNCTIONS.PYTHON.INTERPOLATIONIMPL.INTERPO([levelluts.A103];[Sheet2.$D$11:.$D$18];[Sheet2.$E$11:.$E$18])" office:value-type="float" office:value="139.423913043478" calcext:value-type="float">
            <text:p>139</text:p>
          </table:table-cell>
          <table:table-cell table:number-columns-repeated="4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G$11:.$G$20];[Sheet2.$H$11:.$H$20])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ASTROS.MONTEZUMA.CALCTOOLS.CALCFUNCTIONS.PYTHON.INTERPOLATIONIMPL.INTERPO([levelluts.A104];[Sheet2.$D$11:.$D$18];[Sheet2.$E$11:.$E$18])" office:value-type="float" office:value="140.804347826087" calcext:value-type="float">
            <text:p>141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G$11:.$G$20];[Sheet2.$H$11:.$H$20])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ASTROS.MONTEZUMA.CALCTOOLS.CALCFUNCTIONS.PYTHON.INTERPOLATIONIMPL.INTERPO([levelluts.A105];[Sheet2.$D$11:.$D$18];[Sheet2.$E$11:.$E$18])" office:value-type="float" office:value="142.184782608696" calcext:value-type="float">
            <text:p>142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G$11:.$G$20];[Sheet2.$H$11:.$H$20]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ASTROS.MONTEZUMA.CALCTOOLS.CALCFUNCTIONS.PYTHON.INTERPOLATIONIMPL.INTERPO([levelluts.A106];[Sheet2.$D$11:.$D$18];[Sheet2.$E$11:.$E$18])" office:value-type="float" office:value="143.565217391304" calcext:value-type="float">
            <text:p>144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G$11:.$G$20];[Sheet2.$H$11:.$H$20]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ASTROS.MONTEZUMA.CALCTOOLS.CALCFUNCTIONS.PYTHON.INTERPOLATIONIMPL.INTERPO([levelluts.A107];[Sheet2.$D$11:.$D$18];[Sheet2.$E$11:.$E$18])" office:value-type="float" office:value="144.945652173913" calcext:value-type="float">
            <text:p>145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G$11:.$G$20];[Sheet2.$H$11:.$H$20]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ASTROS.MONTEZUMA.CALCTOOLS.CALCFUNCTIONS.PYTHON.INTERPOLATIONIMPL.INTERPO([levelluts.A108];[Sheet2.$D$11:.$D$18];[Sheet2.$E$11:.$E$18])" office:value-type="float" office:value="146.326086956522" calcext:value-type="float">
            <text:p>14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G$11:.$G$20];[Sheet2.$H$11:.$H$20]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ASTROS.MONTEZUMA.CALCTOOLS.CALCFUNCTIONS.PYTHON.INTERPOLATIONIMPL.INTERPO([levelluts.A109];[Sheet2.$D$11:.$D$18];[Sheet2.$E$11:.$E$18])" office:value-type="float" office:value="147.70652173913" calcext:value-type="float">
            <text:p>148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G$11:.$G$20];[Sheet2.$H$11:.$H$20]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ASTROS.MONTEZUMA.CALCTOOLS.CALCFUNCTIONS.PYTHON.INTERPOLATIONIMPL.INTERPO([levelluts.A110];[Sheet2.$D$11:.$D$18];[Sheet2.$E$11:.$E$18])" office:value-type="float" office:value="149.086956521739" calcext:value-type="float">
            <text:p>149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G$11:.$G$20];[Sheet2.$H$11:.$H$20])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ASTROS.MONTEZUMA.CALCTOOLS.CALCFUNCTIONS.PYTHON.INTERPOLATIONIMPL.INTERPO([levelluts.A111];[Sheet2.$D$11:.$D$18];[Sheet2.$E$11:.$E$18])" office:value-type="float" office:value="150.467391304348" calcext:value-type="float">
            <text:p>150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G$11:.$G$20];[Sheet2.$H$11:.$H$20]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ASTROS.MONTEZUMA.CALCTOOLS.CALCFUNCTIONS.PYTHON.INTERPOLATIONIMPL.INTERPO([levelluts.A112];[Sheet2.$D$11:.$D$18];[Sheet2.$E$11:.$E$18])" office:value-type="float" office:value="151.847826086957" calcext:value-type="float">
            <text:p>152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G$11:.$G$20];[Sheet2.$H$11:.$H$20]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ASTROS.MONTEZUMA.CALCTOOLS.CALCFUNCTIONS.PYTHON.INTERPOLATIONIMPL.INTERPO([levelluts.A113];[Sheet2.$D$11:.$D$18];[Sheet2.$E$11:.$E$18])" office:value-type="float" office:value="153.228260869565" calcext:value-type="float">
            <text:p>153</text:p>
          </table:table-cell>
          <table:table-cell table:number-columns-repeated="4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G$11:.$G$20];[Sheet2.$H$11:.$H$20])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ASTROS.MONTEZUMA.CALCTOOLS.CALCFUNCTIONS.PYTHON.INTERPOLATIONIMPL.INTERPO([levelluts.A114];[Sheet2.$D$11:.$D$18];[Sheet2.$E$11:.$E$18])" office:value-type="float" office:value="154.608695652174" calcext:value-type="float">
            <text:p>155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G$11:.$G$20];[Sheet2.$H$11:.$H$20])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ASTROS.MONTEZUMA.CALCTOOLS.CALCFUNCTIONS.PYTHON.INTERPOLATIONIMPL.INTERPO([levelluts.A115];[Sheet2.$D$11:.$D$18];[Sheet2.$E$11:.$E$18])" office:value-type="float" office:value="155.989130434783" calcext:value-type="float">
            <text:p>156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G$11:.$G$20];[Sheet2.$H$11:.$H$20]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ASTROS.MONTEZUMA.CALCTOOLS.CALCFUNCTIONS.PYTHON.INTERPOLATIONIMPL.INTERPO([levelluts.A116];[Sheet2.$D$11:.$D$18];[Sheet2.$E$11:.$E$18])" office:value-type="float" office:value="157.369565217391" calcext:value-type="float">
            <text:p>157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G$11:.$G$20];[Sheet2.$H$11:.$H$20]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ASTROS.MONTEZUMA.CALCTOOLS.CALCFUNCTIONS.PYTHON.INTERPOLATIONIMPL.INTERPO([levelluts.A117];[Sheet2.$D$11:.$D$18];[Sheet2.$E$11:.$E$18])" office:value-type="float" office:value="158.75" calcext:value-type="float">
            <text:p>159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G$11:.$G$20];[Sheet2.$H$11:.$H$20]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ASTROS.MONTEZUMA.CALCTOOLS.CALCFUNCTIONS.PYTHON.INTERPOLATIONIMPL.INTERPO([levelluts.A118];[Sheet2.$D$11:.$D$18];[Sheet2.$E$11:.$E$18])" office:value-type="float" office:value="160.130434782609" calcext:value-type="float">
            <text:p>160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G$11:.$G$20];[Sheet2.$H$11:.$H$20]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ASTROS.MONTEZUMA.CALCTOOLS.CALCFUNCTIONS.PYTHON.INTERPOLATIONIMPL.INTERPO([levelluts.A119];[Sheet2.$D$11:.$D$18];[Sheet2.$E$11:.$E$18])" office:value-type="float" office:value="161.510869565217" calcext:value-type="float">
            <text:p>162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G$11:.$G$20];[Sheet2.$H$11:.$H$20]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ASTROS.MONTEZUMA.CALCTOOLS.CALCFUNCTIONS.PYTHON.INTERPOLATIONIMPL.INTERPO([levelluts.A120];[Sheet2.$D$11:.$D$18];[Sheet2.$E$11:.$E$18])" office:value-type="float" office:value="162.891304347826" calcext:value-type="float">
            <text:p>163</text:p>
          </table:table-cell>
          <table:table-cell table:number-columns-repeated="4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G$11:.$G$20];[Sheet2.$H$11:.$H$20]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ASTROS.MONTEZUMA.CALCTOOLS.CALCFUNCTIONS.PYTHON.INTERPOLATIONIMPL.INTERPO([levelluts.A121];[Sheet2.$D$11:.$D$18];[Sheet2.$E$11:.$E$18])" office:value-type="float" office:value="164.271739130435" calcext:value-type="float">
            <text:p>164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G$11:.$G$20];[Sheet2.$H$11:.$H$20])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ASTROS.MONTEZUMA.CALCTOOLS.CALCFUNCTIONS.PYTHON.INTERPOLATIONIMPL.INTERPO([levelluts.A122];[Sheet2.$D$11:.$D$18];[Sheet2.$E$11:.$E$18])" office:value-type="float" office:value="165.652173913043" calcext:value-type="float">
            <text:p>166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G$11:.$G$20];[Sheet2.$H$11:.$H$20]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ASTROS.MONTEZUMA.CALCTOOLS.CALCFUNCTIONS.PYTHON.INTERPOLATIONIMPL.INTERPO([levelluts.A123];[Sheet2.$D$11:.$D$18];[Sheet2.$E$11:.$E$18])" office:value-type="float" office:value="167.032608695652" calcext:value-type="float">
            <text:p>16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G$11:.$G$20];[Sheet2.$H$11:.$H$20])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ASTROS.MONTEZUMA.CALCTOOLS.CALCFUNCTIONS.PYTHON.INTERPOLATIONIMPL.INTERPO([levelluts.A124];[Sheet2.$D$11:.$D$18];[Sheet2.$E$11:.$E$18])" office:value-type="float" office:value="168.413043478261" calcext:value-type="float">
            <text:p>168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G$11:.$G$20];[Sheet2.$H$11:.$H$20])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ASTROS.MONTEZUMA.CALCTOOLS.CALCFUNCTIONS.PYTHON.INTERPOLATIONIMPL.INTERPO([levelluts.A125];[Sheet2.$D$11:.$D$18];[Sheet2.$E$11:.$E$18])" office:value-type="float" office:value="169.79347826087" calcext:value-type="float">
            <text:p>170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G$11:.$G$20];[Sheet2.$H$11:.$H$20]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ASTROS.MONTEZUMA.CALCTOOLS.CALCFUNCTIONS.PYTHON.INTERPOLATIONIMPL.INTERPO([levelluts.A126];[Sheet2.$D$11:.$D$18];[Sheet2.$E$11:.$E$18])" office:value-type="float" office:value="171.173913043478" calcext:value-type="float">
            <text:p>171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G$11:.$G$20];[Sheet2.$H$11:.$H$20]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ASTROS.MONTEZUMA.CALCTOOLS.CALCFUNCTIONS.PYTHON.INTERPOLATIONIMPL.INTERPO([levelluts.A127];[Sheet2.$D$11:.$D$18];[Sheet2.$E$11:.$E$18])" office:value-type="float" office:value="172.554347826087" calcext:value-type="float">
            <text:p>173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G$11:.$G$20];[Sheet2.$H$11:.$H$20]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ASTROS.MONTEZUMA.CALCTOOLS.CALCFUNCTIONS.PYTHON.INTERPOLATIONIMPL.INTERPO([levelluts.A128];[Sheet2.$D$11:.$D$18];[Sheet2.$E$11:.$E$18])" office:value-type="float" office:value="173.934782608696" calcext:value-type="float">
            <text:p>174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G$11:.$G$20];[Sheet2.$H$11:.$H$20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ASTROS.MONTEZUMA.CALCTOOLS.CALCFUNCTIONS.PYTHON.INTERPOLATIONIMPL.INTERPO([levelluts.A129];[Sheet2.$D$11:.$D$18];[Sheet2.$E$11:.$E$18])" office:value-type="float" office:value="175.315217391304" calcext:value-type="float">
            <text:p>175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G$11:.$G$20];[Sheet2.$H$11:.$H$20]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ASTROS.MONTEZUMA.CALCTOOLS.CALCFUNCTIONS.PYTHON.INTERPOLATIONIMPL.INTERPO([levelluts.A130];[Sheet2.$D$11:.$D$18];[Sheet2.$E$11:.$E$18])" office:value-type="float" office:value="176.695652173913" calcext:value-type="float">
            <text:p>177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G$11:.$G$20];[Sheet2.$H$11:.$H$20]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ASTROS.MONTEZUMA.CALCTOOLS.CALCFUNCTIONS.PYTHON.INTERPOLATIONIMPL.INTERPO([levelluts.A131];[Sheet2.$D$11:.$D$18];[Sheet2.$E$11:.$E$18])" office:value-type="float" office:value="178.076086956522" calcext:value-type="float">
            <text:p>178</text:p>
          </table:table-cell>
          <table:table-cell table:number-columns-repeated="4"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G$11:.$G$20];[Sheet2.$H$11:.$H$20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ASTROS.MONTEZUMA.CALCTOOLS.CALCFUNCTIONS.PYTHON.INTERPOLATIONIMPL.INTERPO([levelluts.A132];[Sheet2.$D$11:.$D$18];[Sheet2.$E$11:.$E$18])" office:value-type="float" office:value="179.45652173913" calcext:value-type="float">
            <text:p>179</text:p>
          </table:table-cell>
          <table:table-cell table:number-columns-repeated="4"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G$11:.$G$20];[Sheet2.$H$11:.$H$20]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ASTROS.MONTEZUMA.CALCTOOLS.CALCFUNCTIONS.PYTHON.INTERPOLATIONIMPL.INTERPO([levelluts.A133];[Sheet2.$D$11:.$D$18];[Sheet2.$E$11:.$E$18])" office:value-type="float" office:value="180.836956521739" calcext:value-type="float">
            <text:p>181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G$11:.$G$20];[Sheet2.$H$11:.$H$20]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ASTROS.MONTEZUMA.CALCTOOLS.CALCFUNCTIONS.PYTHON.INTERPOLATIONIMPL.INTERPO([levelluts.A134];[Sheet2.$D$11:.$D$18];[Sheet2.$E$11:.$E$18])" office:value-type="float" office:value="182.217391304348" calcext:value-type="float">
            <text:p>182</text:p>
          </table:table-cell>
          <table:table-cell table:number-columns-repeated="4"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G$11:.$G$20];[Sheet2.$H$11:.$H$20]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ASTROS.MONTEZUMA.CALCTOOLS.CALCFUNCTIONS.PYTHON.INTERPOLATIONIMPL.INTERPO([levelluts.A135];[Sheet2.$D$11:.$D$18];[Sheet2.$E$11:.$E$18])" office:value-type="float" office:value="183.597826086957" calcext:value-type="float">
            <text:p>184</text:p>
          </table:table-cell>
          <table:table-cell table:number-columns-repeated="4"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G$11:.$G$20];[Sheet2.$H$11:.$H$20]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ASTROS.MONTEZUMA.CALCTOOLS.CALCFUNCTIONS.PYTHON.INTERPOLATIONIMPL.INTERPO([levelluts.A136];[Sheet2.$D$11:.$D$18];[Sheet2.$E$11:.$E$18])" office:value-type="float" office:value="184.978260869565" calcext:value-type="float">
            <text:p>185</text:p>
          </table:table-cell>
          <table:table-cell table:number-columns-repeated="4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G$11:.$G$20];[Sheet2.$H$11:.$H$20]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ASTROS.MONTEZUMA.CALCTOOLS.CALCFUNCTIONS.PYTHON.INTERPOLATIONIMPL.INTERPO([levelluts.A137];[Sheet2.$D$11:.$D$18];[Sheet2.$E$11:.$E$18])" office:value-type="float" office:value="186.358695652174" calcext:value-type="float">
            <text:p>186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G$11:.$G$20];[Sheet2.$H$11:.$H$20]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ASTROS.MONTEZUMA.CALCTOOLS.CALCFUNCTIONS.PYTHON.INTERPOLATIONIMPL.INTERPO([levelluts.A138];[Sheet2.$D$11:.$D$18];[Sheet2.$E$11:.$E$18])" office:value-type="float" office:value="187.739130434783" calcext:value-type="float">
            <text:p>188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G$11:.$G$20];[Sheet2.$H$11:.$H$20]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ASTROS.MONTEZUMA.CALCTOOLS.CALCFUNCTIONS.PYTHON.INTERPOLATIONIMPL.INTERPO([levelluts.A139];[Sheet2.$D$11:.$D$18];[Sheet2.$E$11:.$E$18])" office:value-type="float" office:value="189.119565217391" calcext:value-type="float">
            <text:p>189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G$11:.$G$20];[Sheet2.$H$11:.$H$20]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ASTROS.MONTEZUMA.CALCTOOLS.CALCFUNCTIONS.PYTHON.INTERPOLATIONIMPL.INTERPO([levelluts.A140];[Sheet2.$D$11:.$D$18];[Sheet2.$E$11:.$E$18])" office:value-type="float" office:value="190.5" calcext:value-type="float">
            <text:p>191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G$11:.$G$20];[Sheet2.$H$11:.$H$20]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ASTROS.MONTEZUMA.CALCTOOLS.CALCFUNCTIONS.PYTHON.INTERPOLATIONIMPL.INTERPO([levelluts.A141];[Sheet2.$D$11:.$D$18];[Sheet2.$E$11:.$E$18])" office:value-type="float" office:value="191.880434782609" calcext:value-type="float">
            <text:p>192</text:p>
          </table:table-cell>
          <table:table-cell table:number-columns-repeated="4"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G$11:.$G$20];[Sheet2.$H$11:.$H$20]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ASTROS.MONTEZUMA.CALCTOOLS.CALCFUNCTIONS.PYTHON.INTERPOLATIONIMPL.INTERPO([levelluts.A142];[Sheet2.$D$11:.$D$18];[Sheet2.$E$11:.$E$18])" office:value-type="float" office:value="193.260869565217" calcext:value-type="float">
            <text:p>193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G$11:.$G$20];[Sheet2.$H$11:.$H$20])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ASTROS.MONTEZUMA.CALCTOOLS.CALCFUNCTIONS.PYTHON.INTERPOLATIONIMPL.INTERPO([levelluts.A143];[Sheet2.$D$11:.$D$18];[Sheet2.$E$11:.$E$18])" office:value-type="float" office:value="194.641304347826" calcext:value-type="float">
            <text:p>195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G$11:.$G$20];[Sheet2.$H$11:.$H$20])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ASTROS.MONTEZUMA.CALCTOOLS.CALCFUNCTIONS.PYTHON.INTERPOLATIONIMPL.INTERPO([levelluts.A144];[Sheet2.$D$11:.$D$18];[Sheet2.$E$11:.$E$18])" office:value-type="float" office:value="196.021739130435" calcext:value-type="float">
            <text:p>196</text:p>
          </table:table-cell>
          <table:table-cell table:number-columns-repeated="4"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G$11:.$G$20];[Sheet2.$H$11:.$H$20])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ASTROS.MONTEZUMA.CALCTOOLS.CALCFUNCTIONS.PYTHON.INTERPOLATIONIMPL.INTERPO([levelluts.A145];[Sheet2.$D$11:.$D$18];[Sheet2.$E$11:.$E$18])" office:value-type="float" office:value="197.402173913043" calcext:value-type="float">
            <text:p>197</text:p>
          </table:table-cell>
          <table:table-cell table:number-columns-repeated="4"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G$11:.$G$20];[Sheet2.$H$11:.$H$20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ASTROS.MONTEZUMA.CALCTOOLS.CALCFUNCTIONS.PYTHON.INTERPOLATIONIMPL.INTERPO([levelluts.A146];[Sheet2.$D$11:.$D$18];[Sheet2.$E$11:.$E$18])" office:value-type="float" office:value="198.782608695652" calcext:value-type="float">
            <text:p>199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G$11:.$G$20];[Sheet2.$H$11:.$H$20])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ASTROS.MONTEZUMA.CALCTOOLS.CALCFUNCTIONS.PYTHON.INTERPOLATIONIMPL.INTERPO([levelluts.A147];[Sheet2.$D$11:.$D$18];[Sheet2.$E$11:.$E$18])" office:value-type="float" office:value="200.163043478261" calcext:value-type="float">
            <text:p>200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G$11:.$G$20];[Sheet2.$H$11:.$H$20])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ASTROS.MONTEZUMA.CALCTOOLS.CALCFUNCTIONS.PYTHON.INTERPOLATIONIMPL.INTERPO([levelluts.A148];[Sheet2.$D$11:.$D$18];[Sheet2.$E$11:.$E$18])" office:value-type="float" office:value="201.54347826087" calcext:value-type="float">
            <text:p>202</text:p>
          </table:table-cell>
          <table:table-cell table:number-columns-repeated="4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G$11:.$G$20];[Sheet2.$H$11:.$H$20]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ASTROS.MONTEZUMA.CALCTOOLS.CALCFUNCTIONS.PYTHON.INTERPOLATIONIMPL.INTERPO([levelluts.A149];[Sheet2.$D$11:.$D$18];[Sheet2.$E$11:.$E$18])" office:value-type="float" office:value="202.923913043478" calcext:value-type="float">
            <text:p>203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G$11:.$G$20];[Sheet2.$H$11:.$H$20]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ASTROS.MONTEZUMA.CALCTOOLS.CALCFUNCTIONS.PYTHON.INTERPOLATIONIMPL.INTERPO([levelluts.A150];[Sheet2.$D$11:.$D$18];[Sheet2.$E$11:.$E$18])" office:value-type="float" office:value="204.304347826087" calcext:value-type="float">
            <text:p>204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G$11:.$G$20];[Sheet2.$H$11:.$H$20]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ASTROS.MONTEZUMA.CALCTOOLS.CALCFUNCTIONS.PYTHON.INTERPOLATIONIMPL.INTERPO([levelluts.A151];[Sheet2.$D$11:.$D$18];[Sheet2.$E$11:.$E$18])" office:value-type="float" office:value="205.684782608696" calcext:value-type="float">
            <text:p>206</text:p>
          </table:table-cell>
          <table:table-cell table:number-columns-repeated="4"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G$11:.$G$20];[Sheet2.$H$11:.$H$20]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ASTROS.MONTEZUMA.CALCTOOLS.CALCFUNCTIONS.PYTHON.INTERPOLATIONIMPL.INTERPO([levelluts.A152];[Sheet2.$D$11:.$D$18];[Sheet2.$E$11:.$E$18])" office:value-type="float" office:value="207.065217391304" calcext:value-type="float">
            <text:p>207</text:p>
          </table:table-cell>
          <table:table-cell table:number-columns-repeated="4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G$11:.$G$20];[Sheet2.$H$11:.$H$20]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ASTROS.MONTEZUMA.CALCTOOLS.CALCFUNCTIONS.PYTHON.INTERPOLATIONIMPL.INTERPO([levelluts.A153];[Sheet2.$D$11:.$D$18];[Sheet2.$E$11:.$E$18])" office:value-type="float" office:value="208.445652173913" calcext:value-type="float">
            <text:p>208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G$11:.$G$20];[Sheet2.$H$11:.$H$20])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ASTROS.MONTEZUMA.CALCTOOLS.CALCFUNCTIONS.PYTHON.INTERPOLATIONIMPL.INTERPO([levelluts.A154];[Sheet2.$D$11:.$D$18];[Sheet2.$E$11:.$E$18])" office:value-type="float" office:value="209.826086956522" calcext:value-type="float">
            <text:p>210</text:p>
          </table:table-cell>
          <table:table-cell table:number-columns-repeated="4"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G$11:.$G$20];[Sheet2.$H$11:.$H$20])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ASTROS.MONTEZUMA.CALCTOOLS.CALCFUNCTIONS.PYTHON.INTERPOLATIONIMPL.INTERPO([levelluts.A155];[Sheet2.$D$11:.$D$18];[Sheet2.$E$11:.$E$18])" office:value-type="float" office:value="211.20652173913" calcext:value-type="float">
            <text:p>211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G$11:.$G$20];[Sheet2.$H$11:.$H$20])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ASTROS.MONTEZUMA.CALCTOOLS.CALCFUNCTIONS.PYTHON.INTERPOLATIONIMPL.INTERPO([levelluts.A156];[Sheet2.$D$11:.$D$18];[Sheet2.$E$11:.$E$18])" office:value-type="float" office:value="212.586956521739" calcext:value-type="float">
            <text:p>213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G$11:.$G$20];[Sheet2.$H$11:.$H$20])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ASTROS.MONTEZUMA.CALCTOOLS.CALCFUNCTIONS.PYTHON.INTERPOLATIONIMPL.INTERPO([levelluts.A157];[Sheet2.$D$11:.$D$18];[Sheet2.$E$11:.$E$18])" office:value-type="float" office:value="213.967391304348" calcext:value-type="float">
            <text:p>214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G$11:.$G$20];[Sheet2.$H$11:.$H$20])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ASTROS.MONTEZUMA.CALCTOOLS.CALCFUNCTIONS.PYTHON.INTERPOLATIONIMPL.INTERPO([levelluts.A158];[Sheet2.$D$11:.$D$18];[Sheet2.$E$11:.$E$18])" office:value-type="float" office:value="215.347826086957" calcext:value-type="float">
            <text:p>215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G$11:.$G$20];[Sheet2.$H$11:.$H$20])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ASTROS.MONTEZUMA.CALCTOOLS.CALCFUNCTIONS.PYTHON.INTERPOLATIONIMPL.INTERPO([levelluts.A159];[Sheet2.$D$11:.$D$18];[Sheet2.$E$11:.$E$18])" office:value-type="float" office:value="216.728260869565" calcext:value-type="float">
            <text:p>217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G$11:.$G$20];[Sheet2.$H$11:.$H$20]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ASTROS.MONTEZUMA.CALCTOOLS.CALCFUNCTIONS.PYTHON.INTERPOLATIONIMPL.INTERPO([levelluts.A160];[Sheet2.$D$11:.$D$18];[Sheet2.$E$11:.$E$18])" office:value-type="float" office:value="218.108695652174" calcext:value-type="float">
            <text:p>218</text:p>
          </table:table-cell>
          <table:table-cell table:number-columns-repeated="4"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G$11:.$G$20];[Sheet2.$H$11:.$H$20]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ASTROS.MONTEZUMA.CALCTOOLS.CALCFUNCTIONS.PYTHON.INTERPOLATIONIMPL.INTERPO([levelluts.A161];[Sheet2.$D$11:.$D$18];[Sheet2.$E$11:.$E$18])" office:value-type="float" office:value="219.489130434783" calcext:value-type="float">
            <text:p>219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G$11:.$G$20];[Sheet2.$H$11:.$H$20]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ASTROS.MONTEZUMA.CALCTOOLS.CALCFUNCTIONS.PYTHON.INTERPOLATIONIMPL.INTERPO([levelluts.A162];[Sheet2.$D$11:.$D$18];[Sheet2.$E$11:.$E$18])" office:value-type="float" office:value="220.869565217391" calcext:value-type="float">
            <text:p>221</text:p>
          </table:table-cell>
          <table:table-cell table:number-columns-repeated="4"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G$11:.$G$20];[Sheet2.$H$11:.$H$20]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ASTROS.MONTEZUMA.CALCTOOLS.CALCFUNCTIONS.PYTHON.INTERPOLATIONIMPL.INTERPO([levelluts.A163];[Sheet2.$D$11:.$D$18];[Sheet2.$E$11:.$E$18])" office:value-type="float" office:value="222.25" calcext:value-type="float">
            <text:p>222</text:p>
          </table:table-cell>
          <table:table-cell table:number-columns-repeated="4"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G$11:.$G$20];[Sheet2.$H$11:.$H$20]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ASTROS.MONTEZUMA.CALCTOOLS.CALCFUNCTIONS.PYTHON.INTERPOLATIONIMPL.INTERPO([levelluts.A164];[Sheet2.$D$11:.$D$18];[Sheet2.$E$11:.$E$18])" office:value-type="float" office:value="223.630434782609" calcext:value-type="float">
            <text:p>224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G$11:.$G$20];[Sheet2.$H$11:.$H$20])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ASTROS.MONTEZUMA.CALCTOOLS.CALCFUNCTIONS.PYTHON.INTERPOLATIONIMPL.INTERPO([levelluts.A165];[Sheet2.$D$11:.$D$18];[Sheet2.$E$11:.$E$18])" office:value-type="float" office:value="225.010869565217" calcext:value-type="float">
            <text:p>225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G$11:.$G$20];[Sheet2.$H$11:.$H$20])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ASTROS.MONTEZUMA.CALCTOOLS.CALCFUNCTIONS.PYTHON.INTERPOLATIONIMPL.INTERPO([levelluts.A166];[Sheet2.$D$11:.$D$18];[Sheet2.$E$11:.$E$18])" office:value-type="float" office:value="226.391304347826" calcext:value-type="float">
            <text:p>226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G$11:.$G$20];[Sheet2.$H$11:.$H$20])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ASTROS.MONTEZUMA.CALCTOOLS.CALCFUNCTIONS.PYTHON.INTERPOLATIONIMPL.INTERPO([levelluts.A167];[Sheet2.$D$11:.$D$18];[Sheet2.$E$11:.$E$18])" office:value-type="float" office:value="227.771739130435" calcext:value-type="float">
            <text:p>228</text:p>
          </table:table-cell>
          <table:table-cell table:number-columns-repeated="4"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G$11:.$G$20];[Sheet2.$H$11:.$H$20]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ASTROS.MONTEZUMA.CALCTOOLS.CALCFUNCTIONS.PYTHON.INTERPOLATIONIMPL.INTERPO([levelluts.A168];[Sheet2.$D$11:.$D$18];[Sheet2.$E$11:.$E$18])" office:value-type="float" office:value="229.152173913043" calcext:value-type="float">
            <text:p>229</text:p>
          </table:table-cell>
          <table:table-cell table:number-columns-repeated="4"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G$11:.$G$20];[Sheet2.$H$11:.$H$20])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ASTROS.MONTEZUMA.CALCTOOLS.CALCFUNCTIONS.PYTHON.INTERPOLATIONIMPL.INTERPO([levelluts.A169];[Sheet2.$D$11:.$D$18];[Sheet2.$E$11:.$E$18])" office:value-type="float" office:value="230.532608695652" calcext:value-type="float">
            <text:p>231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G$11:.$G$20];[Sheet2.$H$11:.$H$20]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ASTROS.MONTEZUMA.CALCTOOLS.CALCFUNCTIONS.PYTHON.INTERPOLATIONIMPL.INTERPO([levelluts.A170];[Sheet2.$D$11:.$D$18];[Sheet2.$E$11:.$E$18])" office:value-type="float" office:value="231.913043478261" calcext:value-type="float">
            <text:p>232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G$11:.$G$20];[Sheet2.$H$11:.$H$20]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ASTROS.MONTEZUMA.CALCTOOLS.CALCFUNCTIONS.PYTHON.INTERPOLATIONIMPL.INTERPO([levelluts.A171];[Sheet2.$D$11:.$D$18];[Sheet2.$E$11:.$E$18])" office:value-type="float" office:value="233.29347826087" calcext:value-type="float">
            <text:p>233</text:p>
          </table:table-cell>
          <table:table-cell table:number-columns-repeated="4"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G$11:.$G$20];[Sheet2.$H$11:.$H$20]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ASTROS.MONTEZUMA.CALCTOOLS.CALCFUNCTIONS.PYTHON.INTERPOLATIONIMPL.INTERPO([levelluts.A172];[Sheet2.$D$11:.$D$18];[Sheet2.$E$11:.$E$18])" office:value-type="float" office:value="234.673913043478" calcext:value-type="float">
            <text:p>235</text:p>
          </table:table-cell>
          <table:table-cell table:number-columns-repeated="4"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G$11:.$G$20];[Sheet2.$H$11:.$H$20]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ASTROS.MONTEZUMA.CALCTOOLS.CALCFUNCTIONS.PYTHON.INTERPOLATIONIMPL.INTERPO([levelluts.A173];[Sheet2.$D$11:.$D$18];[Sheet2.$E$11:.$E$18])" office:value-type="float" office:value="236.054347826087" calcext:value-type="float">
            <text:p>236</text:p>
          </table:table-cell>
          <table:table-cell table:number-columns-repeated="4"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G$11:.$G$20];[Sheet2.$H$11:.$H$20]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ASTROS.MONTEZUMA.CALCTOOLS.CALCFUNCTIONS.PYTHON.INTERPOLATIONIMPL.INTERPO([levelluts.A174];[Sheet2.$D$11:.$D$18];[Sheet2.$E$11:.$E$18])" office:value-type="float" office:value="237.434782608696" calcext:value-type="float">
            <text:p>237</text:p>
          </table:table-cell>
          <table:table-cell table:number-columns-repeated="4"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G$11:.$G$20];[Sheet2.$H$11:.$H$20]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ASTROS.MONTEZUMA.CALCTOOLS.CALCFUNCTIONS.PYTHON.INTERPOLATIONIMPL.INTERPO([levelluts.A175];[Sheet2.$D$11:.$D$18];[Sheet2.$E$11:.$E$18])" office:value-type="float" office:value="238.815217391304" calcext:value-type="float">
            <text:p>239</text:p>
          </table:table-cell>
          <table:table-cell table:number-columns-repeated="4"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G$11:.$G$20];[Sheet2.$H$11:.$H$20])"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formula="of:=ASTROS.MONTEZUMA.CALCTOOLS.CALCFUNCTIONS.PYTHON.INTERPOLATIONIMPL.INTERPO([levelluts.A176];[Sheet2.$D$11:.$D$18];[Sheet2.$E$11:.$E$18])" office:value-type="float" office:value="240.195652173913" calcext:value-type="float">
            <text:p>240</text:p>
          </table:table-cell>
          <table:table-cell table:number-columns-repeated="4"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G$11:.$G$20];[Sheet2.$H$11:.$H$20])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ASTROS.MONTEZUMA.CALCTOOLS.CALCFUNCTIONS.PYTHON.INTERPOLATIONIMPL.INTERPO([levelluts.A177];[Sheet2.$D$11:.$D$18];[Sheet2.$E$11:.$E$18])" office:value-type="float" office:value="241.576086956522" calcext:value-type="float">
            <text:p>242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G$11:.$G$20];[Sheet2.$H$11:.$H$20])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formula="of:=ASTROS.MONTEZUMA.CALCTOOLS.CALCFUNCTIONS.PYTHON.INTERPOLATIONIMPL.INTERPO([levelluts.A178];[Sheet2.$D$11:.$D$18];[Sheet2.$E$11:.$E$18])" office:value-type="float" office:value="242.95652173913" calcext:value-type="float">
            <text:p>243</text:p>
          </table:table-cell>
          <table:table-cell table:number-columns-repeated="4"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G$11:.$G$20];[Sheet2.$H$11:.$H$20])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formula="of:=ASTROS.MONTEZUMA.CALCTOOLS.CALCFUNCTIONS.PYTHON.INTERPOLATIONIMPL.INTERPO([levelluts.A179];[Sheet2.$D$11:.$D$18];[Sheet2.$E$11:.$E$18])" office:value-type="float" office:value="244.336956521739" calcext:value-type="float">
            <text:p>244</text:p>
          </table:table-cell>
          <table:table-cell table:number-columns-repeated="4"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G$11:.$G$20];[Sheet2.$H$11:.$H$20])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formula="of:=ASTROS.MONTEZUMA.CALCTOOLS.CALCFUNCTIONS.PYTHON.INTERPOLATIONIMPL.INTERPO([levelluts.A180];[Sheet2.$D$11:.$D$18];[Sheet2.$E$11:.$E$18])" office:value-type="float" office:value="245.717391304348" calcext:value-type="float">
            <text:p>246</text:p>
          </table:table-cell>
          <table:table-cell table:number-columns-repeated="4"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G$11:.$G$20];[Sheet2.$H$11:.$H$20])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formula="of:=ASTROS.MONTEZUMA.CALCTOOLS.CALCFUNCTIONS.PYTHON.INTERPOLATIONIMPL.INTERPO([levelluts.A181];[Sheet2.$D$11:.$D$18];[Sheet2.$E$11:.$E$18])" office:value-type="float" office:value="247.097826086957" calcext:value-type="float">
            <text:p>247</text:p>
          </table:table-cell>
          <table:table-cell table:number-columns-repeated="4"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G$11:.$G$20];[Sheet2.$H$11:.$H$20])"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ASTROS.MONTEZUMA.CALCTOOLS.CALCFUNCTIONS.PYTHON.INTERPOLATIONIMPL.INTERPO([levelluts.A182];[Sheet2.$D$11:.$D$18];[Sheet2.$E$11:.$E$18])" office:value-type="float" office:value="248.478260869565" calcext:value-type="float">
            <text:p>248</text:p>
          </table:table-cell>
          <table:table-cell table:number-columns-repeated="4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G$11:.$G$20];[Sheet2.$H$11:.$H$20])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table:formula="of:=ASTROS.MONTEZUMA.CALCTOOLS.CALCFUNCTIONS.PYTHON.INTERPOLATIONIMPL.INTERPO([levelluts.A183];[Sheet2.$D$11:.$D$18];[Sheet2.$E$11:.$E$18])" office:value-type="float" office:value="249.858695652174" calcext:value-type="float">
            <text:p>250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G$11:.$G$20];[Sheet2.$H$11:.$H$20])"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formula="of:=ASTROS.MONTEZUMA.CALCTOOLS.CALCFUNCTIONS.PYTHON.INTERPOLATIONIMPL.INTERPO([levelluts.A184];[Sheet2.$D$11:.$D$18];[Sheet2.$E$11:.$E$18])" office:value-type="float" office:value="251.239130434783" calcext:value-type="float">
            <text:p>251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G$11:.$G$20];[Sheet2.$H$11:.$H$20])"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formula="of:=ASTROS.MONTEZUMA.CALCTOOLS.CALCFUNCTIONS.PYTHON.INTERPOLATIONIMPL.INTERPO([levelluts.A185];[Sheet2.$D$11:.$D$18];[Sheet2.$E$11:.$E$18])" office:value-type="float" office:value="252.619565217391" calcext:value-type="float">
            <text:p>253</text:p>
          </table:table-cell>
          <table:table-cell table:number-columns-repeated="4"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G$11:.$G$20];[Sheet2.$H$11:.$H$20])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table:formula="of:=ASTROS.MONTEZUMA.CALCTOOLS.CALCFUNCTIONS.PYTHON.INTERPOLATIONIMPL.INTERPO([levelluts.A186];[Sheet2.$D$11:.$D$18];[Sheet2.$E$11:.$E$18])" office:value-type="float" office:value="254" calcext:value-type="float">
            <text:p>254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G$11:.$G$20];[Sheet2.$H$11:.$H$20])" office:value-type="float" office:value="74.2907477317961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table:formula="of:=ASTROS.MONTEZUMA.CALCTOOLS.CALCFUNCTIONS.PYTHON.INTERPOLATIONIMPL.INTERPO([levelluts.A187];[Sheet2.$D$11:.$D$18];[Sheet2.$E$11:.$E$18])" office:value-type="float" office:value="247.666666666667" calcext:value-type="float">
            <text:p>248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G$11:.$G$20];[Sheet2.$H$11:.$H$20])" office:value-type="float" office:value="147.581495463592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table:formula="of:=ASTROS.MONTEZUMA.CALCTOOLS.CALCFUNCTIONS.PYTHON.INTERPOLATIONIMPL.INTERPO([levelluts.A188];[Sheet2.$D$11:.$D$18];[Sheet2.$E$11:.$E$18])" office:value-type="float" office:value="241.333333333333" calcext:value-type="float">
            <text:p>241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G$11:.$G$20];[Sheet2.$H$11:.$H$20])" office:value-type="float" office:value="220.872243195388" calcext:value-type="float">
            <text:p>221</text:p>
          </table:table-cell>
          <table:table-cell office:value-type="float" office:value="187" calcext:value-type="float">
            <text:p>187</text:p>
          </table:table-cell>
          <table:table-cell table:formula="of:=ASTROS.MONTEZUMA.CALCTOOLS.CALCFUNCTIONS.PYTHON.INTERPOLATIONIMPL.INTERPO([levelluts.A189];[Sheet2.$D$11:.$D$18];[Sheet2.$E$11:.$E$18])" office:value-type="float" office:value="235" calcext:value-type="float">
            <text:p>235</text:p>
          </table:table-cell>
          <table:table-cell table:number-columns-repeated="4"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G$11:.$G$20];[Sheet2.$H$11:.$H$20])" office:value-type="float" office:value="228.07822713760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table:formula="of:=ASTROS.MONTEZUMA.CALCTOOLS.CALCFUNCTIONS.PYTHON.INTERPOLATIONIMPL.INTERPO([levelluts.A190];[Sheet2.$D$11:.$D$18];[Sheet2.$E$11:.$E$18])" office:value-type="float" office:value="225.333333333333" calcext:value-type="float">
            <text:p>225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G$11:.$G$20];[Sheet2.$H$11:.$H$20])" office:value-type="float" office:value="235.284211079827" calcext:value-type="float">
            <text:p>235</text:p>
          </table:table-cell>
          <table:table-cell office:value-type="float" office:value="189" calcext:value-type="float">
            <text:p>189</text:p>
          </table:table-cell>
          <table:table-cell table:formula="of:=ASTROS.MONTEZUMA.CALCTOOLS.CALCFUNCTIONS.PYTHON.INTERPOLATIONIMPL.INTERPO([levelluts.A191];[Sheet2.$D$11:.$D$18];[Sheet2.$E$11:.$E$18])" office:value-type="float" office:value="215.666666666667" calcext:value-type="float">
            <text:p>216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G$11:.$G$20];[Sheet2.$H$11:.$H$20])" office:value-type="float" office:value="242.490195022047" calcext:value-type="float">
            <text:p>242</text:p>
          </table:table-cell>
          <table:table-cell office:value-type="float" office:value="190" calcext:value-type="float">
            <text:p>190</text:p>
          </table:table-cell>
          <table:table-cell table:formula="of:=ASTROS.MONTEZUMA.CALCTOOLS.CALCFUNCTIONS.PYTHON.INTERPOLATIONIMPL.INTERPO([levelluts.A192];[Sheet2.$D$11:.$D$18];[Sheet2.$E$11:.$E$18])" office:value-type="float" office:value="206" calcext:value-type="float">
            <text:p>206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G$11:.$G$20];[Sheet2.$H$11:.$H$20])" office:value-type="float" office:value="244.825992069768" calcext:value-type="float">
            <text:p>245</text:p>
          </table:table-cell>
          <table:table-cell office:value-type="float" office:value="191" calcext:value-type="float">
            <text:p>191</text:p>
          </table:table-cell>
          <table:table-cell table:formula="of:=ASTROS.MONTEZUMA.CALCTOOLS.CALCFUNCTIONS.PYTHON.INTERPOLATIONIMPL.INTERPO([levelluts.A193];[Sheet2.$D$11:.$D$18];[Sheet2.$E$11:.$E$18])" office:value-type="float" office:value="195.666666666667" calcext:value-type="float">
            <text:p>196</text:p>
          </table:table-cell>
          <table:table-cell table:number-columns-repeated="4"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G$11:.$G$20];[Sheet2.$H$11:.$H$20])" office:value-type="float" office:value="247.16178911749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table:formula="of:=ASTROS.MONTEZUMA.CALCTOOLS.CALCFUNCTIONS.PYTHON.INTERPOLATIONIMPL.INTERPO([levelluts.A194];[Sheet2.$D$11:.$D$18];[Sheet2.$E$11:.$E$18])" office:value-type="float" office:value="185.333333333333" calcext:value-type="float">
            <text:p>185</text:p>
          </table:table-cell>
          <table:table-cell table:number-columns-repeated="4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G$11:.$G$20];[Sheet2.$H$11:.$H$20])" office:value-type="float" office:value="249.497586165211" calcext:value-type="float">
            <text:p>249</text:p>
          </table:table-cell>
          <table:table-cell office:value-type="float" office:value="193" calcext:value-type="float">
            <text:p>193</text:p>
          </table:table-cell>
          <table:table-cell table:formula="of:=ASTROS.MONTEZUMA.CALCTOOLS.CALCFUNCTIONS.PYTHON.INTERPOLATIONIMPL.INTERPO([levelluts.A195];[Sheet2.$D$11:.$D$18];[Sheet2.$E$11:.$E$18])" office:value-type="float" office:value="175" calcext:value-type="float">
            <text:p>175</text:p>
          </table:table-cell>
          <table:table-cell table:number-columns-repeated="4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G$11:.$G$20];[Sheet2.$H$11:.$H$20])" office:value-type="float" office:value="250.986505316669" calcext:value-type="float">
            <text:p>251</text:p>
          </table:table-cell>
          <table:table-cell office:value-type="float" office:value="194" calcext:value-type="float">
            <text:p>194</text:p>
          </table:table-cell>
          <table:table-cell table:formula="of:=ASTROS.MONTEZUMA.CALCTOOLS.CALCFUNCTIONS.PYTHON.INTERPOLATIONIMPL.INTERPO([levelluts.A196];[Sheet2.$D$11:.$D$18];[Sheet2.$E$11:.$E$18])" office:value-type="float" office:value="116.666666666667" calcext:value-type="float">
            <text:p>117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G$11:.$G$20];[Sheet2.$H$11:.$H$20])" office:value-type="float" office:value="252.475424468127" calcext:value-type="float">
            <text:p>252</text:p>
          </table:table-cell>
          <table:table-cell office:value-type="float" office:value="195" calcext:value-type="float">
            <text:p>195</text:p>
          </table:table-cell>
          <table:table-cell table:formula="of:=ASTROS.MONTEZUMA.CALCTOOLS.CALCFUNCTIONS.PYTHON.INTERPOLATIONIMPL.INTERPO([levelluts.A197];[Sheet2.$D$11:.$D$18];[Sheet2.$E$11:.$E$18])" office:value-type="float" office:value="58.3333333333333" calcext:value-type="float">
            <text:p>58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G$11:.$G$20];[Sheet2.$H$11:.$H$20])" office:value-type="float" office:value="253.96434361958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table:formula="of:=ASTROS.MONTEZUMA.CALCTOOLS.CALCFUNCTIONS.PYTHON.INTERPOLATIONIMPL.INTERPO([levelluts.A19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G$11:.$G$20];[Sheet2.$H$11:.$H$20])" office:value-type="float" office:value="253.96434361958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table:formula="of:=ASTROS.MONTEZUMA.CALCTOOLS.CALCFUNCTIONS.PYTHON.INTERPOLATIONIMPL.INTERPO([levelluts.A19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G$11:.$G$20];[Sheet2.$H$11:.$H$20])" office:value-type="float" office:value="253.96434361958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table:formula="of:=ASTROS.MONTEZUMA.CALCTOOLS.CALCFUNCTIONS.PYTHON.INTERPOLATIONIMPL.INTERPO([levelluts.A20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G$11:.$G$20];[Sheet2.$H$11:.$H$20])" office:value-type="float" office:value="253.964343619584" calcext:value-type="float">
            <text:p>254</text:p>
          </table:table-cell>
          <table:table-cell office:value-type="float" office:value="199" calcext:value-type="float">
            <text:p>199</text:p>
          </table:table-cell>
          <table:table-cell table:formula="of:=ASTROS.MONTEZUMA.CALCTOOLS.CALCFUNCTIONS.PYTHON.INTERPOLATIONIMPL.INTERPO([levelluts.A20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G$11:.$G$20];[Sheet2.$H$11:.$H$20])" office:value-type="float" office:value="253.96434361958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table:formula="of:=ASTROS.MONTEZUMA.CALCTOOLS.CALCFUNCTIONS.PYTHON.INTERPOLATIONIMPL.INTERPO([levelluts.A20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G$11:.$G$20];[Sheet2.$H$11:.$H$20])" office:value-type="float" office:value="253.964343619584" calcext:value-type="float">
            <text:p>254</text:p>
          </table:table-cell>
          <table:table-cell office:value-type="float" office:value="201" calcext:value-type="float">
            <text:p>201</text:p>
          </table:table-cell>
          <table:table-cell table:formula="of:=ASTROS.MONTEZUMA.CALCTOOLS.CALCFUNCTIONS.PYTHON.INTERPOLATIONIMPL.INTERPO([levelluts.A20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G$11:.$G$20];[Sheet2.$H$11:.$H$20])" office:value-type="float" office:value="253.964343619584" calcext:value-type="float">
            <text:p>254</text:p>
          </table:table-cell>
          <table:table-cell office:value-type="float" office:value="202" calcext:value-type="float">
            <text:p>202</text:p>
          </table:table-cell>
          <table:table-cell table:formula="of:=ASTROS.MONTEZUMA.CALCTOOLS.CALCFUNCTIONS.PYTHON.INTERPOLATIONIMPL.INTERPO([levelluts.A20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G$11:.$G$20];[Sheet2.$H$11:.$H$20])" office:value-type="float" office:value="253.96434361958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table:formula="of:=ASTROS.MONTEZUMA.CALCTOOLS.CALCFUNCTIONS.PYTHON.INTERPOLATIONIMPL.INTERPO([levelluts.A20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G$11:.$G$20];[Sheet2.$H$11:.$H$20])" office:value-type="float" office:value="253.964343619584" calcext:value-type="float">
            <text:p>254</text:p>
          </table:table-cell>
          <table:table-cell office:value-type="float" office:value="204" calcext:value-type="float">
            <text:p>204</text:p>
          </table:table-cell>
          <table:table-cell table:formula="of:=ASTROS.MONTEZUMA.CALCTOOLS.CALCFUNCTIONS.PYTHON.INTERPOLATIONIMPL.INTERPO([levelluts.A20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G$11:.$G$20];[Sheet2.$H$11:.$H$20])" office:value-type="float" office:value="253.96434361958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ASTROS.MONTEZUMA.CALCTOOLS.CALCFUNCTIONS.PYTHON.INTERPOLATIONIMPL.INTERPO([levelluts.A20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G$11:.$G$20];[Sheet2.$H$11:.$H$20])" office:value-type="float" office:value="253.96434361958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table:formula="of:=ASTROS.MONTEZUMA.CALCTOOLS.CALCFUNCTIONS.PYTHON.INTERPOLATIONIMPL.INTERPO([levelluts.A20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G$11:.$G$20];[Sheet2.$H$11:.$H$20])" office:value-type="float" office:value="253.964343619584" calcext:value-type="float">
            <text:p>254</text:p>
          </table:table-cell>
          <table:table-cell office:value-type="float" office:value="207" calcext:value-type="float">
            <text:p>207</text:p>
          </table:table-cell>
          <table:table-cell table:formula="of:=ASTROS.MONTEZUMA.CALCTOOLS.CALCFUNCTIONS.PYTHON.INTERPOLATIONIMPL.INTERPO([levelluts.A20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G$11:.$G$20];[Sheet2.$H$11:.$H$20])" office:value-type="float" office:value="253.964343619584" calcext:value-type="float">
            <text:p>254</text:p>
          </table:table-cell>
          <table:table-cell office:value-type="float" office:value="208" calcext:value-type="float">
            <text:p>208</text:p>
          </table:table-cell>
          <table:table-cell table:formula="of:=ASTROS.MONTEZUMA.CALCTOOLS.CALCFUNCTIONS.PYTHON.INTERPOLATIONIMPL.INTERPO([levelluts.A21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G$11:.$G$20];[Sheet2.$H$11:.$H$20])" office:value-type="float" office:value="253.96434361958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table:formula="of:=ASTROS.MONTEZUMA.CALCTOOLS.CALCFUNCTIONS.PYTHON.INTERPOLATIONIMPL.INTERPO([levelluts.A21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G$11:.$G$20];[Sheet2.$H$11:.$H$20])" office:value-type="float" office:value="253.964343619584" calcext:value-type="float">
            <text:p>254</text:p>
          </table:table-cell>
          <table:table-cell office:value-type="float" office:value="210" calcext:value-type="float">
            <text:p>210</text:p>
          </table:table-cell>
          <table:table-cell table:formula="of:=ASTROS.MONTEZUMA.CALCTOOLS.CALCFUNCTIONS.PYTHON.INTERPOLATIONIMPL.INTERPO([levelluts.A21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G$11:.$G$20];[Sheet2.$H$11:.$H$20])" office:value-type="float" office:value="253.964343619584" calcext:value-type="float">
            <text:p>254</text:p>
          </table:table-cell>
          <table:table-cell office:value-type="float" office:value="211" calcext:value-type="float">
            <text:p>211</text:p>
          </table:table-cell>
          <table:table-cell table:formula="of:=ASTROS.MONTEZUMA.CALCTOOLS.CALCFUNCTIONS.PYTHON.INTERPOLATIONIMPL.INTERPO([levelluts.A21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G$11:.$G$20];[Sheet2.$H$11:.$H$20])" office:value-type="float" office:value="253.96434361958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table:formula="of:=ASTROS.MONTEZUMA.CALCTOOLS.CALCFUNCTIONS.PYTHON.INTERPOLATIONIMPL.INTERPO([levelluts.A21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G$11:.$G$20];[Sheet2.$H$11:.$H$20])" office:value-type="float" office:value="253.96434361958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table:formula="of:=ASTROS.MONTEZUMA.CALCTOOLS.CALCFUNCTIONS.PYTHON.INTERPOLATIONIMPL.INTERPO([levelluts.A21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G$11:.$G$20];[Sheet2.$H$11:.$H$20])" office:value-type="float" office:value="253.964343619584" calcext:value-type="float">
            <text:p>254</text:p>
          </table:table-cell>
          <table:table-cell office:value-type="float" office:value="214" calcext:value-type="float">
            <text:p>214</text:p>
          </table:table-cell>
          <table:table-cell table:formula="of:=ASTROS.MONTEZUMA.CALCTOOLS.CALCFUNCTIONS.PYTHON.INTERPOLATIONIMPL.INTERPO([levelluts.A21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G$11:.$G$20];[Sheet2.$H$11:.$H$20])" office:value-type="float" office:value="253.96434361958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table:formula="of:=ASTROS.MONTEZUMA.CALCTOOLS.CALCFUNCTIONS.PYTHON.INTERPOLATIONIMPL.INTERPO([levelluts.A21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G$11:.$G$20];[Sheet2.$H$11:.$H$20])" office:value-type="float" office:value="253.964343619584" calcext:value-type="float">
            <text:p>254</text:p>
          </table:table-cell>
          <table:table-cell office:value-type="float" office:value="216" calcext:value-type="float">
            <text:p>216</text:p>
          </table:table-cell>
          <table:table-cell table:formula="of:=ASTROS.MONTEZUMA.CALCTOOLS.CALCFUNCTIONS.PYTHON.INTERPOLATIONIMPL.INTERPO([levelluts.A21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G$11:.$G$20];[Sheet2.$H$11:.$H$20])" office:value-type="float" office:value="253.96434361958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table:formula="of:=ASTROS.MONTEZUMA.CALCTOOLS.CALCFUNCTIONS.PYTHON.INTERPOLATIONIMPL.INTERPO([levelluts.A21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G$11:.$G$20];[Sheet2.$H$11:.$H$20])" office:value-type="float" office:value="253.964343619584" calcext:value-type="float">
            <text:p>254</text:p>
          </table:table-cell>
          <table:table-cell office:value-type="float" office:value="218" calcext:value-type="float">
            <text:p>218</text:p>
          </table:table-cell>
          <table:table-cell table:formula="of:=ASTROS.MONTEZUMA.CALCTOOLS.CALCFUNCTIONS.PYTHON.INTERPOLATIONIMPL.INTERPO([levelluts.A22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G$11:.$G$20];[Sheet2.$H$11:.$H$20])" office:value-type="float" office:value="253.964343619584" calcext:value-type="float">
            <text:p>254</text:p>
          </table:table-cell>
          <table:table-cell office:value-type="float" office:value="219" calcext:value-type="float">
            <text:p>219</text:p>
          </table:table-cell>
          <table:table-cell table:formula="of:=ASTROS.MONTEZUMA.CALCTOOLS.CALCFUNCTIONS.PYTHON.INTERPOLATIONIMPL.INTERPO([levelluts.A22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G$11:.$G$20];[Sheet2.$H$11:.$H$20])" office:value-type="float" office:value="253.964343619584" calcext:value-type="float">
            <text:p>254</text:p>
          </table:table-cell>
          <table:table-cell office:value-type="float" office:value="220" calcext:value-type="float">
            <text:p>220</text:p>
          </table:table-cell>
          <table:table-cell table:formula="of:=ASTROS.MONTEZUMA.CALCTOOLS.CALCFUNCTIONS.PYTHON.INTERPOLATIONIMPL.INTERPO([levelluts.A22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G$11:.$G$20];[Sheet2.$H$11:.$H$20])" office:value-type="float" office:value="253.964343619584" calcext:value-type="float">
            <text:p>254</text:p>
          </table:table-cell>
          <table:table-cell office:value-type="float" office:value="221" calcext:value-type="float">
            <text:p>221</text:p>
          </table:table-cell>
          <table:table-cell table:formula="of:=ASTROS.MONTEZUMA.CALCTOOLS.CALCFUNCTIONS.PYTHON.INTERPOLATIONIMPL.INTERPO([levelluts.A22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G$11:.$G$20];[Sheet2.$H$11:.$H$20])" office:value-type="float" office:value="253.964343619584" calcext:value-type="float">
            <text:p>254</text:p>
          </table:table-cell>
          <table:table-cell office:value-type="float" office:value="222" calcext:value-type="float">
            <text:p>222</text:p>
          </table:table-cell>
          <table:table-cell table:formula="of:=ASTROS.MONTEZUMA.CALCTOOLS.CALCFUNCTIONS.PYTHON.INTERPOLATIONIMPL.INTERPO([levelluts.A22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G$11:.$G$20];[Sheet2.$H$11:.$H$20])" office:value-type="float" office:value="253.964343619584" calcext:value-type="float">
            <text:p>254</text:p>
          </table:table-cell>
          <table:table-cell office:value-type="float" office:value="223" calcext:value-type="float">
            <text:p>223</text:p>
          </table:table-cell>
          <table:table-cell table:formula="of:=ASTROS.MONTEZUMA.CALCTOOLS.CALCFUNCTIONS.PYTHON.INTERPOLATIONIMPL.INTERPO([levelluts.A22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G$11:.$G$20];[Sheet2.$H$11:.$H$20])" office:value-type="float" office:value="253.964343619584" calcext:value-type="float">
            <text:p>254</text:p>
          </table:table-cell>
          <table:table-cell office:value-type="float" office:value="224" calcext:value-type="float">
            <text:p>224</text:p>
          </table:table-cell>
          <table:table-cell table:formula="of:=ASTROS.MONTEZUMA.CALCTOOLS.CALCFUNCTIONS.PYTHON.INTERPOLATIONIMPL.INTERPO([levelluts.A22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G$11:.$G$20];[Sheet2.$H$11:.$H$20])" office:value-type="float" office:value="253.964343619584" calcext:value-type="float">
            <text:p>254</text:p>
          </table:table-cell>
          <table:table-cell office:value-type="float" office:value="225" calcext:value-type="float">
            <text:p>225</text:p>
          </table:table-cell>
          <table:table-cell table:formula="of:=ASTROS.MONTEZUMA.CALCTOOLS.CALCFUNCTIONS.PYTHON.INTERPOLATIONIMPL.INTERPO([levelluts.A22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G$11:.$G$20];[Sheet2.$H$11:.$H$20])" office:value-type="float" office:value="253.96434361958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table:formula="of:=ASTROS.MONTEZUMA.CALCTOOLS.CALCFUNCTIONS.PYTHON.INTERPOLATIONIMPL.INTERPO([levelluts.A22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G$11:.$G$20];[Sheet2.$H$11:.$H$20])" office:value-type="float" office:value="253.964343619584" calcext:value-type="float">
            <text:p>254</text:p>
          </table:table-cell>
          <table:table-cell office:value-type="float" office:value="227" calcext:value-type="float">
            <text:p>227</text:p>
          </table:table-cell>
          <table:table-cell table:formula="of:=ASTROS.MONTEZUMA.CALCTOOLS.CALCFUNCTIONS.PYTHON.INTERPOLATIONIMPL.INTERPO([levelluts.A22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G$11:.$G$20];[Sheet2.$H$11:.$H$20])" office:value-type="float" office:value="253.96434361958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table:formula="of:=ASTROS.MONTEZUMA.CALCTOOLS.CALCFUNCTIONS.PYTHON.INTERPOLATIONIMPL.INTERPO([levelluts.A23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G$11:.$G$20];[Sheet2.$H$11:.$H$20])" office:value-type="float" office:value="253.96434361958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table:formula="of:=ASTROS.MONTEZUMA.CALCTOOLS.CALCFUNCTIONS.PYTHON.INTERPOLATIONIMPL.INTERPO([levelluts.A23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G$11:.$G$20];[Sheet2.$H$11:.$H$20])" office:value-type="float" office:value="253.96434361958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formula="of:=ASTROS.MONTEZUMA.CALCTOOLS.CALCFUNCTIONS.PYTHON.INTERPOLATIONIMPL.INTERPO([levelluts.A23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G$11:.$G$20];[Sheet2.$H$11:.$H$20])" office:value-type="float" office:value="253.96434361958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table:formula="of:=ASTROS.MONTEZUMA.CALCTOOLS.CALCFUNCTIONS.PYTHON.INTERPOLATIONIMPL.INTERPO([levelluts.A23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G$11:.$G$20];[Sheet2.$H$11:.$H$20])" office:value-type="float" office:value="253.964343619584" calcext:value-type="float">
            <text:p>254</text:p>
          </table:table-cell>
          <table:table-cell office:value-type="float" office:value="232" calcext:value-type="float">
            <text:p>232</text:p>
          </table:table-cell>
          <table:table-cell table:formula="of:=ASTROS.MONTEZUMA.CALCTOOLS.CALCFUNCTIONS.PYTHON.INTERPOLATIONIMPL.INTERPO([levelluts.A23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G$11:.$G$20];[Sheet2.$H$11:.$H$20])" office:value-type="float" office:value="253.96434361958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table:formula="of:=ASTROS.MONTEZUMA.CALCTOOLS.CALCFUNCTIONS.PYTHON.INTERPOLATIONIMPL.INTERPO([levelluts.A23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G$11:.$G$20];[Sheet2.$H$11:.$H$20])" office:value-type="float" office:value="253.96434361958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table:formula="of:=ASTROS.MONTEZUMA.CALCTOOLS.CALCFUNCTIONS.PYTHON.INTERPOLATIONIMPL.INTERPO([levelluts.A23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G$11:.$G$20];[Sheet2.$H$11:.$H$20])" office:value-type="float" office:value="253.964343619584" calcext:value-type="float">
            <text:p>254</text:p>
          </table:table-cell>
          <table:table-cell office:value-type="float" office:value="235" calcext:value-type="float">
            <text:p>235</text:p>
          </table:table-cell>
          <table:table-cell table:formula="of:=ASTROS.MONTEZUMA.CALCTOOLS.CALCFUNCTIONS.PYTHON.INTERPOLATIONIMPL.INTERPO([levelluts.A23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G$11:.$G$20];[Sheet2.$H$11:.$H$20])" office:value-type="float" office:value="253.96434361958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table:formula="of:=ASTROS.MONTEZUMA.CALCTOOLS.CALCFUNCTIONS.PYTHON.INTERPOLATIONIMPL.INTERPO([levelluts.A23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G$11:.$G$20];[Sheet2.$H$11:.$H$20])" office:value-type="float" office:value="253.96434361958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table:formula="of:=ASTROS.MONTEZUMA.CALCTOOLS.CALCFUNCTIONS.PYTHON.INTERPOLATIONIMPL.INTERPO([levelluts.A23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G$11:.$G$20];[Sheet2.$H$11:.$H$20])" office:value-type="float" office:value="253.96434361958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table:formula="of:=ASTROS.MONTEZUMA.CALCTOOLS.CALCFUNCTIONS.PYTHON.INTERPOLATIONIMPL.INTERPO([levelluts.A24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G$11:.$G$20];[Sheet2.$H$11:.$H$20])" office:value-type="float" office:value="253.96434361958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table:formula="of:=ASTROS.MONTEZUMA.CALCTOOLS.CALCFUNCTIONS.PYTHON.INTERPOLATIONIMPL.INTERPO([levelluts.A24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G$11:.$G$20];[Sheet2.$H$11:.$H$20])" office:value-type="float" office:value="253.964343619584" calcext:value-type="float">
            <text:p>254</text:p>
          </table:table-cell>
          <table:table-cell office:value-type="float" office:value="240" calcext:value-type="float">
            <text:p>240</text:p>
          </table:table-cell>
          <table:table-cell table:formula="of:=ASTROS.MONTEZUMA.CALCTOOLS.CALCFUNCTIONS.PYTHON.INTERPOLATIONIMPL.INTERPO([levelluts.A24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G$11:.$G$20];[Sheet2.$H$11:.$H$20])" office:value-type="float" office:value="253.96434361958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table:formula="of:=ASTROS.MONTEZUMA.CALCTOOLS.CALCFUNCTIONS.PYTHON.INTERPOLATIONIMPL.INTERPO([levelluts.A24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G$11:.$G$20];[Sheet2.$H$11:.$H$20])" office:value-type="float" office:value="253.96434361958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table:formula="of:=ASTROS.MONTEZUMA.CALCTOOLS.CALCFUNCTIONS.PYTHON.INTERPOLATIONIMPL.INTERPO([levelluts.A24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G$11:.$G$20];[Sheet2.$H$11:.$H$20])" office:value-type="float" office:value="253.96434361958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table:formula="of:=ASTROS.MONTEZUMA.CALCTOOLS.CALCFUNCTIONS.PYTHON.INTERPOLATIONIMPL.INTERPO([levelluts.A24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G$11:.$G$20];[Sheet2.$H$11:.$H$20])" office:value-type="float" office:value="253.96434361958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table:formula="of:=ASTROS.MONTEZUMA.CALCTOOLS.CALCFUNCTIONS.PYTHON.INTERPOLATIONIMPL.INTERPO([levelluts.A24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G$11:.$G$20];[Sheet2.$H$11:.$H$20])" office:value-type="float" office:value="253.96434361958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table:formula="of:=ASTROS.MONTEZUMA.CALCTOOLS.CALCFUNCTIONS.PYTHON.INTERPOLATIONIMPL.INTERPO([levelluts.A247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G$11:.$G$20];[Sheet2.$H$11:.$H$20])" office:value-type="float" office:value="253.96434361958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 table:formula="of:=ASTROS.MONTEZUMA.CALCTOOLS.CALCFUNCTIONS.PYTHON.INTERPOLATIONIMPL.INTERPO([levelluts.A248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G$11:.$G$20];[Sheet2.$H$11:.$H$20])" office:value-type="float" office:value="253.96434361958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table:formula="of:=ASTROS.MONTEZUMA.CALCTOOLS.CALCFUNCTIONS.PYTHON.INTERPOLATIONIMPL.INTERPO([levelluts.A249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G$11:.$G$20];[Sheet2.$H$11:.$H$20])" office:value-type="float" office:value="253.96434361958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formula="of:=ASTROS.MONTEZUMA.CALCTOOLS.CALCFUNCTIONS.PYTHON.INTERPOLATIONIMPL.INTERPO([levelluts.A250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G$11:.$G$20];[Sheet2.$H$11:.$H$20])" office:value-type="float" office:value="253.96434361958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table:formula="of:=ASTROS.MONTEZUMA.CALCTOOLS.CALCFUNCTIONS.PYTHON.INTERPOLATIONIMPL.INTERPO([levelluts.A251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G$11:.$G$20];[Sheet2.$H$11:.$H$20])" office:value-type="float" office:value="253.96434361958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table:formula="of:=ASTROS.MONTEZUMA.CALCTOOLS.CALCFUNCTIONS.PYTHON.INTERPOLATIONIMPL.INTERPO([levelluts.A252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G$11:.$G$20];[Sheet2.$H$11:.$H$20])" office:value-type="float" office:value="253.96434361958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table:formula="of:=ASTROS.MONTEZUMA.CALCTOOLS.CALCFUNCTIONS.PYTHON.INTERPOLATIONIMPL.INTERPO([levelluts.A253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G$11:.$G$20];[Sheet2.$H$11:.$H$20])" office:value-type="float" office:value="253.96434361958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formula="of:=ASTROS.MONTEZUMA.CALCTOOLS.CALCFUNCTIONS.PYTHON.INTERPOLATIONIMPL.INTERPO([levelluts.A254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G$11:.$G$20];[Sheet2.$H$11:.$H$20])" office:value-type="float" office:value="253.96434361958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formula="of:=ASTROS.MONTEZUMA.CALCTOOLS.CALCFUNCTIONS.PYTHON.INTERPOLATIONIMPL.INTERPO([levelluts.A255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G$11:.$G$20];[Sheet2.$H$11:.$H$20])" office:value-type="float" office:value="253.96434361958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formula="of:=ASTROS.MONTEZUMA.CALCTOOLS.CALCFUNCTIONS.PYTHON.INTERPOLATIONIMPL.INTERPO([levelluts.A256];[Sheet2.$D$11:.$D$18];[Sheet2.$E$11:.$E$18])" office:value-type="float" office:value="0" calcext:value-type="float">
            <text:p>0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7" table:number-columns-repeated="13" table:default-cell-style-name="Default"/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formula="of:=10^(([.K1]-1)/253*3)" office:value-type="float" office:value="0.973065987445617" calcext:value-type="float">
            <text:p>0.97306598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10^(([.K2]-1)/253*3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10^(([.K3]-1)/253*3)" office:value-type="float" office:value="1.02767953345599" calcext:value-type="float">
            <text:p>1.02767953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10^(([.K4]-1)/253*3)" office:value-type="float" office:value="1.05612522348431" calcext:value-type="float">
            <text:p>1.05612522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10^(([.K5]-1)/253*3)" office:value-type="float" office:value="1.08535827694146" calcext:value-type="float">
            <text:p>1.08535827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formula="of:=10^(([.K6]-1)/253*3)" office:value-type="float" office:value="1.11540048767979" calcext:value-type="float">
            <text:p>1.11540048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formula="of:=10^(([.K7]-1)/253*3)" office:value-type="float" office:value="1.14627425279535" calcext:value-type="float">
            <text:p>1.14627425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formula="of:=10^(([.K8]-1)/253*3)" office:value-type="float" office:value="1.17800258932533" calcext:value-type="float">
            <text:p>1.17800258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formula="of:=10^(([.K9]-1)/253*3)" office:value-type="float" office:value="1.2106091514078" calcext:value-type="float">
            <text:p>1.21060915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hrive</text:p>
          </table:table-cell>
          <table:table-cell table:number-columns-repeated="2"/>
          <table:table-cell office:value-type="string" calcext:value-type="string">
            <text:p>F9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10^(([.K10]-1)/253*3)" office:value-type="float" office:value="1.24411824791631" calcext:value-type="float">
            <text:p>1.244118247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10^(([.E11]-1)/253*3)" office:value-type="float" office:value="0.973065987445617" calcext:value-type="float">
            <text:p>0.9730659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[.K11]-1)/253*3)" office:value-type="float" office:value="1.27855486058271" calcext:value-type="float">
            <text:p>1.27855486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54" calcext:value-type="float">
            <text:p>254</text:p>
          </table:table-cell>
          <table:table-cell table:formula="of:=10^(([.E12]-1)/253*3)"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10^(([.K12]-1)/253*3)" office:value-type="float" office:value="1.31394466262153" calcext:value-type="float">
            <text:p>1.31394466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table:formula="of:=10^(([.E13]-1)/253*3)" office:value-type="float" office:value="595.255692508787" calcext:value-type="float">
            <text:p>595.2556925088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0^(([.K13]-1)/253*3)" office:value-type="float" office:value="1.35031403786987" calcext:value-type="float">
            <text:p>1.35031403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table:formula="of:=10^(([.E14]-1)/253*3)" office:value-type="float" office:value="269.66838828446" calcext:value-type="float">
            <text:p>269.668388284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10^(([.K14]-1)/253*3)" office:value-type="float" office:value="1.38769010045718" calcext:value-type="float">
            <text:p>1.38769010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table:formula="of:=10^(([.E15]-1)/253*3)" office:value-type="float" office:value="115.675425776339" calcext:value-type="float">
            <text:p>115.6754257763</text:p>
          </table:table-cell>
          <table:table-cell office:value-type="float" office:value="187" calcext:value-type="float">
            <text:p>187</text:p>
          </table:table-cell>
          <table:table-cell table:style-name="ce2" table:formula="of:=LOG10(1000-(10^(([.E13]-1)/253*3)))*253/3 +1" office:value-type="float" office:value="220.872243195388" calcext:value-type="float">
            <text:p>2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0^(([.K15]-1)/253*3)" office:value-type="float" office:value="1.42610071501932" calcext:value-type="float">
            <text:p>1.4261007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10^(([.E16]-1)/253*3)" office:value-type="float" office:value="0.973065987445617" calcext:value-type="float">
            <text:p>0.9730659874</text:p>
          </table:table-cell>
          <table:table-cell office:value-type="float" office:value="190" calcext:value-type="float">
            <text:p>190</text:p>
          </table:table-cell>
          <table:table-cell table:style-name="ce2" table:formula="of:=LOG10(1000-(10^(([.E14]-1)/253*3)))*253/3 +1" office:value-type="float" office:value="242.490195022047" calcext:value-type="float">
            <text:p>2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[.K16]-1)/253*3)" office:value-type="float" office:value="1.46557451747231" calcext:value-type="float">
            <text:p>1.46557451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10^(([.E17]-1)/253*3)" office:value-type="float" office:value="0.973065987445617" calcext:value-type="float">
            <text:p>0.9730659874</text:p>
          </table:table-cell>
          <table:table-cell office:value-type="float" office:value="193" calcext:value-type="float">
            <text:p>193</text:p>
          </table:table-cell>
          <table:table-cell table:style-name="ce2" table:formula="of:=LOG10(1000-(10^(([.E15]-1)/253*3)))*253/3 +1" office:value-type="float" office:value="249.497586165211" calcext:value-type="float">
            <text:p>2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0^(([.K17]-1)/253*3)" office:value-type="float" office:value="1.50614093636092" calcext:value-type="float">
            <text:p>1.50614093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10^(([.E18]-1)/253*3)" office:value-type="float" office:value="0.973065987445617" calcext:value-type="float">
            <text:p>0.9730659874</text:p>
          </table:table-cell>
          <table:table-cell office:value-type="float" office:value="196" calcext:value-type="float">
            <text:p>196</text:p>
          </table:table-cell>
          <table:table-cell table:style-name="ce2" table:formula="of:=LOG10(1000-[.F16])*253/3 +1" office:value-type="float" office:value="253.964343619584" calcext:value-type="float">
            <text:p>25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0^(([.K18]-1)/253*3)" office:value-type="float" office:value="1.54783021479835" calcext:value-type="float">
            <text:p>1.54783021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style-name="ce2" table:formula="of:=LOG10(1000-[.F17])*253/3 +1" office:value-type="float" office:value="253.964343619584" calcext:value-type="float">
            <text:p>2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0^(([.K19]-1)/253*3)" office:value-type="float" office:value="1.59067343301305" calcext:value-type="float">
            <text:p>1.590673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0^(([.K20]-1)/253*3)" office:value-type="float" office:value="1.63470253151968" calcext:value-type="float">
            <text:p>1.63470253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10^(([.K21]-1)/253*3)" office:value-type="float" office:value="1.67995033493147" calcext:value-type="float">
            <text:p>1.67995033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10^(([.K22]-1)/253*3)" office:value-type="float" office:value="1.7264505764316" calcext:value-type="float">
            <text:p>1.72645057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formula="of:=10^(([.K23]-1)/253*3)" office:value-type="float" office:value="1.77423792292204" calcext:value-type="float">
            <text:p>1.77423792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LOG10(1000-(10^(([.G24]-1)/253*3)))*253/3 +1" office:value-type="float" office:value="244.478717897028" calcext:value-type="float">
            <text:p>244.4787178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10^(([.K24]-1)/253*3)" office:value-type="float" office:value="1.82334800086844" calcext:value-type="float">
            <text:p>1.82334800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formula="of:=10^(([.K25]-1)/253*3)" office:value-type="float" office:value="1.87381742286038" calcext:value-type="float">
            <text:p>1.87381742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formula="of:=10^(([.K26]-1)/253*3)" office:value-type="float" office:value="1.92568381490686" calcext:value-type="float">
            <text:p>1.92568381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formula="of:=10^(([.K27]-1)/253*3)" office:value-type="float" office:value="1.97898584448722" calcext:value-type="float">
            <text:p>1.97898584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formula="of:=10^(([.K28]-1)/253*3)" office:value-type="float" office:value="2.03376324937863" calcext:value-type="float">
            <text:p>2.03376324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formula="of:=10^(([.K29]-1)/253*3)" office:value-type="float" office:value="2.09005686728136" calcext:value-type="float">
            <text:p>2.09005686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10^(([.K30]-1)/253*3)" office:value-type="float" office:value="2.14790866626419" calcext:value-type="float">
            <text:p>2.14790866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10^(([.K31]-1)/253*3)" office:value-type="float" office:value="2.20736177605245" calcext:value-type="float">
            <text:p>2.20736177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formula="of:=10^(([.K32]-1)/253*3)" office:value-type="float" office:value="2.26846052018216" calcext:value-type="float">
            <text:p>2.268460520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formula="of:=10^(([.K33]-1)/253*3)" office:value-type="float" office:value="2.33125044904412" calcext:value-type="float">
            <text:p>2.3312504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formula="of:=10^(([.K34]-1)/253*3)" office:value-type="float" office:value="2.39577837384272" calcext:value-type="float">
            <text:p>2.39577837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formula="of:=10^(([.K35]-1)/253*3)" office:value-type="float" office:value="2.46209240149463" calcext:value-type="float">
            <text:p>2.46209240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formula="of:=10^(([.K36]-1)/253*3)" office:value-type="float" office:value="2.53024197049352" calcext:value-type="float">
            <text:p>2.53024197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formula="of:=10^(([.K37]-1)/253*3)" office:value-type="float" office:value="2.60027788776754" calcext:value-type="float">
            <text:p>2.60027788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formula="of:=10^(([.K38]-1)/253*3)" office:value-type="float" office:value="2.67225236655686" calcext:value-type="float">
            <text:p>2.67225236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formula="of:=10^(([.K39]-1)/253*3)" office:value-type="float" office:value="2.74621906533981" calcext:value-type="float">
            <text:p>2.74621906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formula="of:=10^(([.K40]-1)/253*3)" office:value-type="float" office:value="2.82223312783635" calcext:value-type="float">
            <text:p>2.82223312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formula="of:=10^(([.K41]-1)/253*3)" office:value-type="float" office:value="2.90035122411889" calcext:value-type="float">
            <text:p>2.90035122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formula="of:=10^(([.K42]-1)/253*3)" office:value-type="float" office:value="2.98063159286099" calcext:value-type="float">
            <text:p>2.98063159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formula="of:=10^(([.K43]-1)/253*3)" office:value-type="float" office:value="3.06313408475556" calcext:value-type="float">
            <text:p>3.06313408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formula="of:=10^(([.K44]-1)/253*3)" office:value-type="float" office:value="3.14792020713472" calcext:value-type="float">
            <text:p>3.14792020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formula="of:=10^(([.K45]-1)/253*3)" office:value-type="float" office:value="3.23505316982488" calcext:value-type="float">
            <text:p>3.23505316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formula="of:=10^(([.K46]-1)/253*3)" office:value-type="float" office:value="3.32459793227094" calcext:value-type="float">
            <text:p>3.32459793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formula="of:=10^(([.K47]-1)/253*3)" office:value-type="float" office:value="3.41662125196494" calcext:value-type="float">
            <text:p>3.4166212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formula="of:=10^(([.K48]-1)/253*3)" office:value-type="float" office:value="3.51119173421513" calcext:value-type="float">
            <text:p>3.51119173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formula="of:=10^(([.K49]-1)/253*3)" office:value-type="float" office:value="3.60837988329272" calcext:value-type="float">
            <text:p>3.6083798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formula="of:=10^(([.K50]-1)/253*3)" office:value-type="float" office:value="3.70825815499423" calcext:value-type="float">
            <text:p>3.7082581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formula="of:=10^(([.K51]-1)/253*3)" office:value-type="float" office:value="3.81090101065882" calcext:value-type="float">
            <text:p>3.81090101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10^(([.K52]-1)/253*3)" office:value-type="float" office:value="3.9163849726808" calcext:value-type="float">
            <text:p>3.91638497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10^(([.K53]-1)/253*3)" office:value-type="float" office:value="4.02478868155864" calcext:value-type="float">
            <text:p>4.02478868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10^(([.K54]-1)/253*3)" office:value-type="float" office:value="4.13619295452312" calcext:value-type="float">
            <text:p>4.13619295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10^(([.K55]-1)/253*3)" office:value-type="float" office:value="4.25068084578825" calcext:value-type="float">
            <text:p>4.25068084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10^(([.K56]-1)/253*3)" office:value-type="float" office:value="4.36833770846997" calcext:value-type="float">
            <text:p>4.36833770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10^(([.K57]-1)/253*3)" office:value-type="float" office:value="4.48925125821861" calcext:value-type="float">
            <text:p>4.48925125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10^(([.K58]-1)/253*3)" office:value-type="float" office:value="4.61351163861279" calcext:value-type="float">
            <text:p>4.61351163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10^(([.K59]-1)/253*3)" office:value-type="float" office:value="4.74121148836336" calcext:value-type="float">
            <text:p>4.74121148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10^(([.K60]-1)/253*3)" office:value-type="float" office:value="4.87244601037741" calcext:value-type="float">
            <text:p>4.87244601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10^(([.K61]-1)/253*3)" office:value-type="float" office:value="5.00731304273414" calcext:value-type="float">
            <text:p>5.00731304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10^(([.K62]-1)/253*3)" office:value-type="float" office:value="5.14591313162509" calcext:value-type="float">
            <text:p>5.14591313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10^(([.K63]-1)/253*3)" office:value-type="float" office:value="5.28834960631351" calcext:value-type="float">
            <text:p>5.28834960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10^(([.K64]-1)/253*3)" office:value-type="float" office:value="5.43472865616841" calcext:value-type="float">
            <text:p>5.43472865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10^(([.K65]-1)/253*3)" office:value-type="float" office:value="5.58515940983103" calcext:value-type="float">
            <text:p>5.58515940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10^(([.K66]-1)/253*3)" office:value-type="float" office:value="5.73975401657246" calcext:value-type="float">
            <text:p>5.73975401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10^(([.K67]-1)/253*3)" office:value-type="float" office:value="5.89862772990331" calcext:value-type="float">
            <text:p>5.898627729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10^(([.K68]-1)/253*3)" office:value-type="float" office:value="6.06189899349757" calcext:value-type="float">
            <text:p>6.06189899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10^(([.K69]-1)/253*3)" office:value-type="float" office:value="6.2296895294949" calcext:value-type="float">
            <text:p>6.22968952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10^(([.K70]-1)/253*3)" office:value-type="float" office:value="6.40212442924696" calcext:value-type="float">
            <text:p>6.40212442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10^(([.K71]-1)/253*3)" office:value-type="float" office:value="6.57933224657568" calcext:value-type="float">
            <text:p>6.57933224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10^(([.K72]-1)/253*3)" office:value-type="float" office:value="6.76144509361282" calcext:value-type="float">
            <text:p>6.76144509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10^(([.K73]-1)/253*3)" office:value-type="float" office:value="6.94859873929229" calcext:value-type="float">
            <text:p>6.94859873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10^(([.K74]-1)/253*3)" office:value-type="float" office:value="7.14093271056875" calcext:value-type="float">
            <text:p>7.140932710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10^(([.K75]-1)/253*3)" office:value-type="float" office:value="7.33859039643788" calcext:value-type="float">
            <text:p>7.33859039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10^(([.K76]-1)/253*3)" office:value-type="float" office:value="7.54171915483586" calcext:value-type="float">
            <text:p>7.54171915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10^(([.K77]-1)/253*3)" office:value-type="float" office:value="7.75047042249778" calcext:value-type="float">
            <text:p>7.75047042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10^(([.K78]-1)/253*3)" office:value-type="float" office:value="7.96499982785694" calcext:value-type="float">
            <text:p>7.96499982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10^(([.K79]-1)/253*3)" office:value-type="float" office:value="8.18546730706903" calcext:value-type="float">
            <text:p>8.18546730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10^(([.K80]-1)/253*3)" office:value-type="float" office:value="8.41203722324792" calcext:value-type="float">
            <text:p>8.41203722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10^(([.K81]-1)/253*3)" office:value-type="float" office:value="8.64487848900181" calcext:value-type="float">
            <text:p>8.6448784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10^(([.K82]-1)/253*3)" office:value-type="float" office:value="8.88416469236107" calcext:value-type="float">
            <text:p>8.88416469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10^(([.K83]-1)/253*3)" office:value-type="float" office:value="9.13007422619177" calcext:value-type="float">
            <text:p>9.13007422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10^(([.K84]-1)/253*3)" office:value-type="float" office:value="9.38279042119128" calcext:value-type="float">
            <text:p>9.38279042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10^(([.K85]-1)/253*3)" office:value-type="float" office:value="9.64250168256514" calcext:value-type="float">
            <text:p>9.64250168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10^(([.K86]-1)/253*3)" office:value-type="float" office:value="9.90940163048711" calcext:value-type="float">
            <text:p>9.90940163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10^(([.K87]-1)/253*3)" office:value-type="float" office:value="10.183689244447" calcext:value-type="float">
            <text:p>10.18368924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10^(([.K88]-1)/253*3)" office:value-type="float" office:value="10.465569011594" calcext:value-type="float">
            <text:p>10.46556901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10^(([.K89]-1)/253*3)" office:value-type="float" office:value="10.7552510791864" calcext:value-type="float">
            <text:p>10.75525107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10^(([.K90]-1)/253*3)" office:value-type="float" office:value="11.0529514112602" calcext:value-type="float">
            <text:p>11.052951411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10^(([.K91]-1)/253*3)" office:value-type="float" office:value="11.3588919496356" calcext:value-type="float">
            <text:p>11.35889194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10^(([.K92]-1)/253*3)" office:value-type="float" office:value="11.6733007793784" calcext:value-type="float">
            <text:p>11.67330077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10^(([.K93]-1)/253*3)" office:value-type="float" office:value="11.996412298843" calcext:value-type="float">
            <text:p>11.99641229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10^(([.K94]-1)/253*3)" office:value-type="float" office:value="12.3284673944207" calcext:value-type="float">
            <text:p>12.32846739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10^(([.K95]-1)/253*3)" office:value-type="float" office:value="12.6697136201256" calcext:value-type="float">
            <text:p>12.669713620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10^(([.K96]-1)/253*3)" office:value-type="float" office:value="13.0204053821516" calcext:value-type="float">
            <text:p>13.02040538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10^(([.K97]-1)/253*3)" office:value-type="float" office:value="13.3808041285373" calcext:value-type="float">
            <text:p>13.38080412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10^(([.K98]-1)/253*3)" office:value-type="float" office:value="13.7511785440812" calcext:value-type="float">
            <text:p>13.75117854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10^(([.K99]-1)/253*3)" office:value-type="float" office:value="14.1318047506513" calcext:value-type="float">
            <text:p>14.13180475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10^(([.K100]-1)/253*3)" office:value-type="float" office:value="14.5229665130404" calcext:value-type="float">
            <text:p>14.52296651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10^(([.K101]-1)/253*3)" office:value-type="float" office:value="14.9249554505183" calcext:value-type="float">
            <text:p>14.92495545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10^(([.K102]-1)/253*3)" office:value-type="float" office:value="15.33807125424" calcext:value-type="float">
            <text:p>15.33807125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10^(([.K103]-1)/253*3)" office:value-type="float" office:value="15.7626219106721" calcext:value-type="float">
            <text:p>15.76262191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10^(([.K104]-1)/253*3)" office:value-type="float" office:value="16.1989239312026" calcext:value-type="float">
            <text:p>16.19892393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10^(([.K105]-1)/253*3)" office:value-type="float" office:value="16.6473025881072" calcext:value-type="float">
            <text:p>16.64730258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10^(([.K106]-1)/253*3)" office:value-type="float" office:value="17.1080921570467" calcext:value-type="float">
            <text:p>17.10809215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10^(([.K107]-1)/253*3)" office:value-type="float" office:value="17.5816361662757" calcext:value-type="float">
            <text:p>17.58163616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10^(([.K108]-1)/253*3)" office:value-type="float" office:value="18.0682876527511" calcext:value-type="float">
            <text:p>18.06828765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10^(([.K109]-1)/253*3)" office:value-type="float" office:value="18.5684094253278" calcext:value-type="float">
            <text:p>18.56840942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10^(([.K110]-1)/253*3)" office:value-type="float" office:value="19.0823743352406" calcext:value-type="float">
            <text:p>19.08237433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10^(([.K111]-1)/253*3)" office:value-type="float" office:value="19.6105655540726" calcext:value-type="float">
            <text:p>19.61056555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10^(([.K112]-1)/253*3)" office:value-type="float" office:value="20.1533768594173" calcext:value-type="float">
            <text:p>20.15337685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10^(([.K113]-1)/253*3)" office:value-type="float" office:value="20.7112129284487" calcext:value-type="float">
            <text:p>20.71121292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10^(([.K114]-1)/253*3)" office:value-type="float" office:value="21.2844896396157" calcext:value-type="float">
            <text:p>21.28448963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10^(([.K115]-1)/253*3)" office:value-type="float" office:value="21.873634382689" calcext:value-type="float">
            <text:p>21.87363438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10^(([.K116]-1)/253*3)" office:value-type="float" office:value="22.4790863773887" calcext:value-type="float">
            <text:p>22.47908637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10^(([.K117]-1)/253*3)" office:value-type="float" office:value="23.1012970008316" calcext:value-type="float">
            <text:p>23.10129700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10^(([.K118]-1)/253*3)" office:value-type="float" office:value="23.7407301240428" calcext:value-type="float">
            <text:p>23.7407301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10^(([.K119]-1)/253*3)" office:value-type="float" office:value="24.3978624577808" calcext:value-type="float">
            <text:p>24.39786245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10^(([.K120]-1)/253*3)" office:value-type="float" office:value="25.0731839079354" calcext:value-type="float">
            <text:p>25.07318390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10^(([.K121]-1)/253*3)" office:value-type="float" office:value="25.7671979407632" calcext:value-type="float">
            <text:p>25.76719794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10^(([.K122]-1)/253*3)" office:value-type="float" office:value="26.4804219582316" calcext:value-type="float">
            <text:p>26.48042195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10^(([.K123]-1)/253*3)" office:value-type="float" office:value="27.2133876837531" calcext:value-type="float">
            <text:p>27.21338768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10^(([.K124]-1)/253*3)" office:value-type="float" office:value="27.9666415585962" calcext:value-type="float">
            <text:p>27.96664155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10^(([.K125]-1)/253*3)" office:value-type="float" office:value="28.740745149269" calcext:value-type="float">
            <text:p>28.74074514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10^(([.K126]-1)/253*3)" office:value-type="float" office:value="29.5362755661781" calcext:value-type="float">
            <text:p>29.53627556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10^(([.K127]-1)/253*3)" office:value-type="float" office:value="30.3538258938773" calcext:value-type="float">
            <text:p>30.35382589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10^(([.K128]-1)/253*3)" office:value-type="float" office:value="31.1940056332241" calcext:value-type="float">
            <text:p>31.19400563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10^(([.K129]-1)/253*3)" office:value-type="float" office:value="32.0574411557751" calcext:value-type="float">
            <text:p>32.05744115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10^(([.K130]-1)/253*3)" office:value-type="float" office:value="32.9447761707597" calcext:value-type="float">
            <text:p>32.94477617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10^(([.K131]-1)/253*3)" office:value-type="float" office:value="33.8566722049782" calcext:value-type="float">
            <text:p>33.8566722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10^(([.K132]-1)/253*3)" office:value-type="float" office:value="34.7938090959843" calcext:value-type="float">
            <text:p>34.7938090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10^(([.K133]-1)/253*3)" office:value-type="float" office:value="35.7568854989177" calcext:value-type="float">
            <text:p>35.75688549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10^(([.K134]-1)/253*3)" office:value-type="float" office:value="36.7466194073669" calcext:value-type="float">
            <text:p>36.74661940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10^(([.K135]-1)/253*3)" office:value-type="float" office:value="37.7637486886475" calcext:value-type="float">
            <text:p>37.76374868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10^(([.K136]-1)/253*3)" office:value-type="float" office:value="38.8090316338984" calcext:value-type="float">
            <text:p>38.80903163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10^(([.K137]-1)/253*3)" office:value-type="float" office:value="39.8832475234032" calcext:value-type="float">
            <text:p>39.88324752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10^(([.K138]-1)/253*3)" office:value-type="float" office:value="40.9871972075606" calcext:value-type="float">
            <text:p>40.98719720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10^(([.K139]-1)/253*3)" office:value-type="float" office:value="42.1217037039344" calcext:value-type="float">
            <text:p>42.12170370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10^(([.K140]-1)/253*3)" office:value-type="float" office:value="43.2876128108306" calcext:value-type="float">
            <text:p>43.28761281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10^(([.K141]-1)/253*3)" office:value-type="float" office:value="44.4857937378578" calcext:value-type="float">
            <text:p>44.48579373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10^(([.K142]-1)/253*3)" office:value-type="float" office:value="45.7171397539409" calcext:value-type="float">
            <text:p>45.71713975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10^(([.K143]-1)/253*3)" office:value-type="float" office:value="46.982568853272" calcext:value-type="float">
            <text:p>46.98256885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10^(([.K144]-1)/253*3)" office:value-type="float" office:value="48.2830244396943" calcext:value-type="float">
            <text:p>48.28302443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10^(([.K145]-1)/253*3)" office:value-type="float" office:value="49.619476030029" calcext:value-type="float">
            <text:p>49.619476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10^(([.K146]-1)/253*3)" office:value-type="float" office:value="50.9929199768707" calcext:value-type="float">
            <text:p>50.99291997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10^(([.K147]-1)/253*3)" office:value-type="float" office:value="52.4043802113889" calcext:value-type="float">
            <text:p>52.40438021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10^(([.K148]-1)/253*3)" office:value-type="float" office:value="53.8549090066902" calcext:value-type="float">
            <text:p>53.85490900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10^(([.K149]-1)/253*3)" office:value-type="float" office:value="55.34558776231" calcext:value-type="float">
            <text:p>55.34558776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10^(([.K150]-1)/253*3)" office:value-type="float" office:value="56.877527810418" calcext:value-type="float">
            <text:p>56.87752781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10^(([.K151]-1)/253*3)" office:value-type="float" office:value="58.4518712443403" calcext:value-type="float">
            <text:p>58.45187124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10^(([.K152]-1)/253*3)" office:value-type="float" office:value="60.069791770013" calcext:value-type="float">
            <text:p>60.069791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10^(([.K153]-1)/253*3)" office:value-type="float" office:value="61.7324955810051" calcext:value-type="float">
            <text:p>61.7324955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10^(([.K154]-1)/253*3)" office:value-type="float" office:value="63.4412222577611" calcext:value-type="float">
            <text:p>63.44122225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10^(([.K155]-1)/253*3)" office:value-type="float" office:value="65.1972456917334" calcext:value-type="float">
            <text:p>65.19724569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10^(([.K156]-1)/253*3)" office:value-type="float" office:value="67.0018750350959" calcext:value-type="float">
            <text:p>67.00187503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10^(([.K157]-1)/253*3)" office:value-type="float" office:value="68.8564556767436" calcext:value-type="float">
            <text:p>68.85645567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10^(([.K158]-1)/253*3)" office:value-type="float" office:value="70.7623702453086" calcext:value-type="float">
            <text:p>70.76237024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10^(([.K159]-1)/253*3)" office:value-type="float" office:value="72.7210396399385" calcext:value-type="float">
            <text:p>72.721039639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10^(([.K160]-1)/253*3)" office:value-type="float" office:value="74.7339240896062" calcext:value-type="float">
            <text:p>74.73392408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10^(([.K161]-1)/253*3)" office:value-type="float" office:value="76.8025242417417" calcext:value-type="float">
            <text:p>76.80252424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10^(([.K162]-1)/253*3)" office:value-type="float" office:value="78.9283822809951" calcext:value-type="float">
            <text:p>78.9283822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10^(([.K163]-1)/253*3)" office:value-type="float" office:value="81.1130830789687" calcext:value-type="float">
            <text:p>81.1130830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10^(([.K164]-1)/253*3)" office:value-type="float" office:value="83.3582553757712" calcext:value-type="float">
            <text:p>83.35825537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10^(([.K165]-1)/253*3)" office:value-type="float" office:value="85.6655729942775" calcext:value-type="float">
            <text:p>85.66557299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10^(([.K166]-1)/253*3)" office:value-type="float" office:value="88.0367560879988" calcext:value-type="float">
            <text:p>88.0367560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10^(([.K167]-1)/253*3)" office:value-type="float" office:value="90.473572423493" calcext:value-type="float">
            <text:p>90.47357242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10^(([.K168]-1)/253*3)" office:value-type="float" office:value="92.9778386982716" calcext:value-type="float">
            <text:p>92.97783869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10^(([.K169]-1)/253*3)" office:value-type="float" office:value="95.5514218951856" calcext:value-type="float">
            <text:p>95.55142189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10^(([.K170]-1)/253*3)" office:value-type="float" office:value="98.1962406743005" calcext:value-type="float">
            <text:p>98.19624067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10^(([.K171]-1)/253*3)" office:value-type="float" office:value="100.914266803297" calcext:value-type="float">
            <text:p>100.91426680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10^(([.K172]-1)/253*3)" office:value-type="float" office:value="103.707526627465" calcext:value-type="float">
            <text:p>103.70752662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10^(([.K173]-1)/253*3)" office:value-type="float" office:value="106.578102580387" calcext:value-type="float">
            <text:p>106.57810258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10^(([.K174]-1)/253*3)" office:value-type="float" office:value="109.528134736437" calcext:value-type="float">
            <text:p>109.52813473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10^(([.K175]-1)/253*3)" office:value-type="float" office:value="112.559822406246" calcext:value-type="float">
            <text:p>112.55982240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10^(([.K176]-1)/253*3)" office:value-type="float" office:value="115.675425776339" calcext:value-type="float">
            <text:p>115.67542577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10^(([.K177]-1)/253*3)" office:value-type="float" office:value="118.877267594151" calcext:value-type="float">
            <text:p>118.87726759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10^(([.K178]-1)/253*3)" office:value-type="float" office:value="122.167734899679" calcext:value-type="float">
            <text:p>122.16773489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10^(([.K179]-1)/253*3)" office:value-type="float" office:value="125.549280805077" calcext:value-type="float">
            <text:p>125.54928080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10^(([.K180]-1)/253*3)" office:value-type="float" office:value="129.024426323496" calcext:value-type="float">
            <text:p>129.02442632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10^(([.K181]-1)/253*3)" office:value-type="float" office:value="132.595762248557" calcext:value-type="float">
            <text:p>132.59576224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10^(([.K182]-1)/253*3)" office:value-type="float" office:value="136.265951085837" calcext:value-type="float">
            <text:p>136.26595108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10^(([.K183]-1)/253*3)" office:value-type="float" office:value="140.03772903783" calcext:value-type="float">
            <text:p>140.03772903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10^(([.K184]-1)/253*3)" office:value-type="float" office:value="143.913908043832" calcext:value-type="float">
            <text:p>143.91390804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10^(([.K185]-1)/253*3)" office:value-type="float" office:value="147.897377876314" calcext:value-type="float">
            <text:p>147.89737787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10^(([.K186]-1)/253*3)" office:value-type="float" office:value="151.991108295293" calcext:value-type="float">
            <text:p>151.99110829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10^(([.K187]-1)/253*3)" office:value-type="float" office:value="156.198151262365" calcext:value-type="float">
            <text:p>156.19815126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10^(([.K188]-1)/253*3)" office:value-type="float" office:value="160.521643215995" calcext:value-type="float">
            <text:p>160.5216432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10^(([.K189]-1)/253*3)" office:value-type="float" office:value="164.964807409802" calcext:value-type="float">
            <text:p>164.96480740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10^(([.K190]-1)/253*3)" office:value-type="float" office:value="169.530956315562" calcext:value-type="float">
            <text:p>169.530956315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10^(([.K191]-1)/253*3)" office:value-type="float" office:value="174.223494092724" calcext:value-type="float">
            <text:p>174.22349409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10^(([.K192]-1)/253*3)" office:value-type="float" office:value="179.045919126282" calcext:value-type="float">
            <text:p>179.04591912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10^(([.K193]-1)/253*3)" office:value-type="float" office:value="184.001826634896" calcext:value-type="float">
            <text:p>184.00182663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10^(([.K194]-1)/253*3)" office:value-type="float" office:value="189.094911351199" calcext:value-type="float">
            <text:p>189.09491135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10^(([.K195]-1)/253*3)" office:value-type="float" office:value="194.328970276301" calcext:value-type="float">
            <text:p>194.32897027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10^(([.K196]-1)/253*3)" office:value-type="float" office:value="199.707905510531" calcext:value-type="float">
            <text:p>199.70790551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10^(([.K197]-1)/253*3)" office:value-type="float" office:value="205.235727162535" calcext:value-type="float">
            <text:p>205.23572716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10^(([.K198]-1)/253*3)" office:value-type="float" office:value="210.916556338894" calcext:value-type="float">
            <text:p>210.91655633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10^(([.K199]-1)/253*3)" office:value-type="float" office:value="216.754628216497" calcext:value-type="float">
            <text:p>216.75462821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formula="of:=10^(([.K200]-1)/253*3)" office:value-type="float" office:value="222.754295199956" calcext:value-type="float">
            <text:p>222.75429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formula="of:=10^(([.K201]-1)/253*3)" office:value-type="float" office:value="228.920030166408" calcext:value-type="float">
            <text:p>228.92003016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formula="of:=10^(([.K202]-1)/253*3)" office:value-type="float" office:value="235.256429800144" calcext:value-type="float">
            <text:p>235.256429800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formula="of:=10^(([.K203]-1)/253*3)" office:value-type="float" office:value="241.768218019533" calcext:value-type="float">
            <text:p>241.7682180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formula="of:=10^(([.K204]-1)/253*3)" office:value-type="float" office:value="248.460249498799" calcext:value-type="float">
            <text:p>248.46024949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formula="of:=10^(([.K205]-1)/253*3)" office:value-type="float" office:value="255.337513287283" calcext:value-type="float">
            <text:p>255.33751328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formula="of:=10^(([.K206]-1)/253*3)" office:value-type="float" office:value="262.405136528887" calcext:value-type="float">
            <text:p>262.40513652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formula="of:=10^(([.K207]-1)/253*3)" office:value-type="float" office:value="269.66838828446" calcext:value-type="float">
            <text:p>269.66838828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formula="of:=10^(([.K208]-1)/253*3)" office:value-type="float" office:value="277.132683460002" calcext:value-type="float">
            <text:p>277.1326834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formula="of:=10^(([.K209]-1)/253*3)" office:value-type="float" office:value="284.80358684358" calcext:value-type="float">
            <text:p>284.80358684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formula="of:=10^(([.K210]-1)/253*3)" office:value-type="float" office:value="292.686817254002" calcext:value-type="float">
            <text:p>292.68681725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formula="of:=10^(([.K211]-1)/253*3)" office:value-type="float" office:value="300.78825180431" calcext:value-type="float">
            <text:p>300.78825180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formula="of:=10^(([.K212]-1)/253*3)" office:value-type="float" office:value="309.113930283295" calcext:value-type="float">
            <text:p>309.11393028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formula="of:=10^(([.K213]-1)/253*3)" office:value-type="float" office:value="317.670059658282" calcext:value-type="float">
            <text:p>317.67005965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formula="of:=10^(([.K214]-1)/253*3)" office:value-type="float" office:value="326.463018702559" calcext:value-type="float">
            <text:p>326.46301870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formula="of:=10^(([.K215]-1)/253*3)" office:value-type="float" office:value="335.499362750879" calcext:value-type="float">
            <text:p>335.49936275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formula="of:=10^(([.K216]-1)/253*3)" office:value-type="float" office:value="344.785828586603" calcext:value-type="float">
            <text:p>344.78582858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formula="of:=10^(([.K217]-1)/253*3)" office:value-type="float" office:value="354.329339464116" calcext:value-type="float">
            <text:p>354.32933946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formula="of:=10^(([.K218]-1)/253*3)" office:value-type="float" office:value="364.13701027025" calcext:value-type="float">
            <text:p>364.13701027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formula="of:=10^(([.K219]-1)/253*3)" office:value-type="float" office:value="374.216152828589" calcext:value-type="float">
            <text:p>374.21615282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formula="of:=10^(([.K220]-1)/253*3)" office:value-type="float" office:value="384.574281350578" calcext:value-type="float">
            <text:p>384.574281350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formula="of:=10^(([.K221]-1)/253*3)" office:value-type="float" office:value="395.219118037533" calcext:value-type="float">
            <text:p>395.21911803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formula="of:=10^(([.K222]-1)/253*3)" office:value-type="float" office:value="406.158598837698" calcext:value-type="float">
            <text:p>406.15859883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formula="of:=10^(([.K223]-1)/253*3)" office:value-type="float" office:value="417.400879362662" calcext:value-type="float">
            <text:p>417.40087936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formula="of:=10^(([.K224]-1)/253*3)" office:value-type="float" office:value="428.954340967539" calcext:value-type="float">
            <text:p>428.95434096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formula="of:=10^(([.K225]-1)/253*3)" office:value-type="float" office:value="440.827596999441" calcext:value-type="float">
            <text:p>440.82759699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formula="of:=10^(([.K226]-1)/253*3)" office:value-type="float" office:value="453.029499218908" calcext:value-type="float">
            <text:p>453.02949921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formula="of:=10^(([.K227]-1)/253*3)" office:value-type="float" office:value="465.569144399087" calcext:value-type="float">
            <text:p>465.56914439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formula="of:=10^(([.K228]-1)/253*3)" office:value-type="float" office:value="478.455881107555" calcext:value-type="float">
            <text:p>478.45588110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formula="of:=10^(([.K229]-1)/253*3)" office:value-type="float" office:value="491.699316675885" calcext:value-type="float">
            <text:p>491.69931667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formula="of:=10^(([.K230]-1)/253*3)" office:value-type="float" office:value="505.309324362101" calcext:value-type="float">
            <text:p>505.30932436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formula="of:=10^(([.K231]-1)/253*3)" office:value-type="float" office:value="519.296050711403" calcext:value-type="float">
            <text:p>519.29605071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formula="of:=10^(([.K232]-1)/253*3)" office:value-type="float" office:value="533.669923120631" calcext:value-type="float">
            <text:p>533.669923120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formula="of:=10^(([.K233]-1)/253*3)" office:value-type="float" office:value="548.441657612102" calcext:value-type="float">
            <text:p>548.44165761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formula="of:=10^(([.K234]-1)/253*3)" office:value-type="float" office:value="563.622266822633" calcext:value-type="float">
            <text:p>563.62226682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formula="of:=10^(([.K235]-1)/253*3)" office:value-type="float" office:value="579.223068213688" calcext:value-type="float">
            <text:p>579.22306821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formula="of:=10^(([.K236]-1)/253*3)" office:value-type="float" office:value="595.255692508787" calcext:value-type="float">
            <text:p>595.25569250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formula="of:=10^(([.K237]-1)/253*3)" office:value-type="float" office:value="611.73209236445" calcext:value-type="float">
            <text:p>611.73209236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formula="of:=10^(([.K238]-1)/253*3)" office:value-type="float" office:value="628.664551281153" calcext:value-type="float">
            <text:p>628.66455128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formula="of:=10^(([.K239]-1)/253*3)" office:value-type="float" office:value="646.065692760932" calcext:value-type="float">
            <text:p>646.06569276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formula="of:=10^(([.K240]-1)/253*3)" office:value-type="float" office:value="663.948489718473" calcext:value-type="float">
            <text:p>663.94848971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formula="of:=10^(([.K241]-1)/253*3)" office:value-type="float" office:value="682.326274152686" calcext:value-type="float">
            <text:p>682.32627415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formula="of:=10^(([.K242]-1)/253*3)" office:value-type="float" office:value="701.212747085993" calcext:value-type="float">
            <text:p>701.2127470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formula="of:=10^(([.K243]-1)/253*3)" office:value-type="float" office:value="720.621988778724" calcext:value-type="float">
            <text:p>720.62198877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formula="of:=10^(([.K244]-1)/253*3)" office:value-type="float" office:value="740.568469226244" calcext:value-type="float">
            <text:p>740.56846922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formula="of:=10^(([.K245]-1)/253*3)" office:value-type="float" office:value="761.067058946639" calcext:value-type="float">
            <text:p>761.06705894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formula="of:=10^(([.K246]-1)/253*3)" office:value-type="float" office:value="782.133040067002" calcext:value-type="float">
            <text:p>782.1330400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formula="of:=10^(([.K247]-1)/253*3)" office:value-type="float" office:value="803.782117716568" calcext:value-type="float">
            <text:p>803.78211771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formula="of:=10^(([.K248]-1)/253*3)" office:value-type="float" office:value="826.030431735227" calcext:value-type="float">
            <text:p>826.03043173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formula="of:=10^(([.K249]-1)/253*3)" office:value-type="float" office:value="848.894568706105" calcext:value-type="float">
            <text:p>848.89456870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formula="of:=10^(([.K250]-1)/253*3)" office:value-type="float" office:value="872.39157432121" calcext:value-type="float">
            <text:p>872.39157432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formula="of:=10^(([.K251]-1)/253*3)" office:value-type="float" office:value="896.538966089354" calcext:value-type="float">
            <text:p>896.53896608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formula="of:=10^(([.K252]-1)/253*3)" office:value-type="float" office:value="921.354746395819" calcext:value-type="float">
            <text:p>921.35474639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formula="of:=10^(([.K253]-1)/253*3)" office:value-type="float" office:value="946.857415923514" calcext:value-type="float">
            <text:p>946.8574159235</text:p>
          </table:table-cell>
          <table:table-cell table:formula="of:=LOG10(1000-[.F13])*253/3 +1" office:value-type="float" office:value="220.872243195388" calcext:value-type="float">
            <text:p>220.8722431954</text:p>
          </table:table-cell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formula="of:=10^(([.K254]-1)/253*3)" office:value-type="float" office:value="973.065987445617" calcext:value-type="float">
            <text:p>973.0659874456</text:p>
          </table:table-cell>
          <table:table-cell table:formula="of:=LOG10([.L254])*253/3 +1" office:value-type="float" office:value="253" calcext:value-type="float">
            <text:p>253</text:p>
          </table:table-cell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formula="of:=10^(([.K255]-1)/253*3)" office:value-type="float" office:value="1000" calcext:value-type="float">
            <text:p>1000</text:p>
          </table:table-cell>
          <table:table-cell table:formula="of:=LOG10([.L255])*253/3 +1"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7T18:37:29.097000000</dc:date>
    <meta:editing-duration>PT1H50M53S</meta:editing-duration>
    <meta:editing-cycles>6</meta:editing-cycles>
    <meta:generator>LibreOffice/4.4.3.2$Windows_x86 LibreOffice_project/88805f81e9fe61362df02b9941de8e38a9b5fd16</meta:generator>
    <meta:document-statistic meta:table-count="2" meta:cell-count="3121" meta:object-count="0"/>
  </office:meta>
</office:document-meta>
</file>